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dde45" officeooo:paragraph-rsid="001dde45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style:text-underline-style="none" fo:font-weight="bold" officeooo:rsid="000b42a3" officeooo:paragraph-rsid="000b42a3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none" fo:font-weight="bold" officeooo:rsid="002316a3" officeooo:paragraph-rsid="002316a3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style:text-underline-style="none" fo:font-weight="bold" officeooo:rsid="002316a3" officeooo:paragraph-rsid="0027bd2f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text-underline-style="none" fo:font-weight="bold" officeooo:rsid="000543b2" officeooo:paragraph-rsid="000543b2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style:text-underline-style="none" fo:font-weight="bold" officeooo:rsid="0007fa36" officeooo:paragraph-rsid="0007fa36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none" fo:font-weight="bold" officeooo:rsid="0013e48e" officeooo:paragraph-rsid="0013e48e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none" fo:font-weight="bold" officeooo:rsid="0018d6c7" officeooo:paragraph-rsid="0018d6c7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style:text-underline-style="none" fo:font-weight="bold" officeooo:rsid="001e9705" officeooo:paragraph-rsid="001e9705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style:text-underline-style="none" fo:font-weight="bold" officeooo:rsid="0020456f" officeooo:paragraph-rsid="0020456f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style:text-underline-style="none" fo:font-weight="bold" officeooo:rsid="00249100" officeooo:paragraph-rsid="00249100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style:text-underline-style="none" fo:font-weight="bold" officeooo:rsid="0026c25c" officeooo:paragraph-rsid="0026c25c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style:text-underline-style="none" fo:font-weight="bold" officeooo:rsid="0027bd2f" officeooo:paragraph-rsid="0027bd2f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style:text-underline-style="none" fo:font-weight="bold" officeooo:rsid="00304cc3" officeooo:paragraph-rsid="00304cc3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style:text-underline-style="none" fo:font-weight="bold" officeooo:rsid="0030f0dd" officeooo:paragraph-rsid="0030f0d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8pt" style:text-underline-style="none" fo:font-weight="bold" officeooo:rsid="001dde45" officeooo:paragraph-rsid="001dde45" style:font-size-asian="18pt" style:font-weight-asian="bold" style:font-size-complex="18pt" style:font-weight-complex="bold"/>
    </style:style>
    <style:style style:name="P18" style:family="paragraph" style:parent-style-name="Standard">
      <style:text-properties fo:font-size="10pt" style:text-underline-style="none" officeooo:rsid="000c7f17" officeooo:paragraph-rsid="000c7f17" style:font-size-asian="10pt" style:font-size-complex="10pt"/>
    </style:style>
    <style:style style:name="P19" style:family="paragraph" style:parent-style-name="Standard">
      <style:text-properties fo:font-size="10pt" style:text-underline-style="none" fo:font-weight="bold" officeooo:rsid="0027bd2f" officeooo:paragraph-rsid="0027bd2f" style:font-size-asian="8.75pt" style:font-weight-asian="bold" style:font-size-complex="10pt" style:font-weight-complex="bold"/>
    </style:style>
    <style:style style:name="P20" style:family="paragraph" style:parent-style-name="Standard">
      <style:text-properties fo:font-size="10pt" style:text-underline-style="none" fo:font-weight="bold" officeooo:rsid="0027bd2f" officeooo:paragraph-rsid="002a7c0e" style:font-size-asian="8.75pt" style:font-weight-asian="bold" style:font-size-complex="10pt" style:font-weight-complex="bold"/>
    </style:style>
    <style:style style:name="P21" style:family="paragraph" style:parent-style-name="Standard">
      <style:text-properties fo:font-size="10pt" style:text-underline-style="none" fo:font-weight="bold" officeooo:rsid="0027bd2f" officeooo:paragraph-rsid="00304cc3" style:font-size-asian="8.75pt" style:font-weight-asian="bold" style:font-size-complex="10pt" style:font-weight-complex="bold"/>
    </style:style>
    <style:style style:name="P22" style:family="paragraph" style:parent-style-name="Standard">
      <style:text-properties fo:font-size="10pt" style:text-underline-style="none" fo:font-weight="bold" officeooo:rsid="002a7c0e" officeooo:paragraph-rsid="002a7c0e" style:font-size-asian="8.75pt" style:font-weight-asian="bold" style:font-size-complex="10pt" style:font-weight-complex="bold"/>
    </style:style>
    <style:style style:name="P23" style:family="paragraph" style:parent-style-name="Standard">
      <style:text-properties fo:font-size="10pt" style:text-underline-style="none" fo:font-weight="bold" officeooo:rsid="002a7c0e" officeooo:paragraph-rsid="002b49bc" style:font-size-asian="8.75pt" style:font-weight-asian="bold" style:font-size-complex="10pt" style:font-weight-complex="bold"/>
    </style:style>
    <style:style style:name="P24" style:family="paragraph" style:parent-style-name="Standard">
      <style:text-properties officeooo:paragraph-rsid="000eb2ed"/>
    </style:style>
    <style:style style:name="P25" style:family="paragraph" style:parent-style-name="Standard">
      <style:text-properties fo:color="#000000" style:font-name="Arial" fo:font-size="10pt" style:text-underline-style="none" fo:font-weight="bold" officeooo:rsid="002a7c0e" officeooo:paragraph-rsid="002a7c0e" style:font-size-asian="8.75pt" style:font-weight-asian="bold" style:font-size-complex="10pt" style:font-weight-complex="bold"/>
    </style:style>
    <style:style style:name="P26" style:family="paragraph" style:parent-style-name="Standard">
      <style:text-properties fo:color="#000000" style:font-name="Arial" fo:font-size="10pt" style:text-underline-style="none" fo:font-weight="bold" officeooo:rsid="002a7c0e" officeooo:paragraph-rsid="0030f0dd" style:font-size-asian="8.75pt" style:font-weight-asian="bold" style:font-size-complex="10pt" style:font-weight-complex="bold"/>
    </style:style>
    <style:style style:name="P27" style:family="paragraph" style:parent-style-name="Standard">
      <style:text-properties fo:color="#000000" style:font-name="Arial" fo:font-size="10pt" style:text-underline-style="none" fo:font-weight="bold" officeooo:rsid="00304cc3" officeooo:paragraph-rsid="00304cc3" style:font-size-asian="8.75pt" style:font-weight-asian="bold" style:font-size-complex="10pt" style:font-weight-complex="bold"/>
    </style:style>
    <style:style style:name="P28" style:family="paragraph" style:parent-style-name="Standard">
      <style:paragraph-properties fo:margin-left="0.7575in" fo:margin-right="0in" fo:text-align="justify" style:justify-single-word="false" fo:text-indent="-0.7575in" style:auto-text-indent="false">
        <style:tab-stops/>
      </style:paragraph-properties>
      <style:text-properties officeooo:paragraph-rsid="000b42a3"/>
    </style:style>
    <style:style style:name="P29" style:family="paragraph" style:parent-style-name="Standard">
      <style:paragraph-properties fo:margin-left="0.7575in" fo:margin-right="0in" fo:text-align="justify" style:justify-single-word="false" fo:text-indent="-0.7575in" style:auto-text-indent="false">
        <style:tab-stops/>
      </style:paragraph-properties>
      <style:text-properties fo:font-size="10pt" style:font-size-asian="10pt" style:font-size-complex="10pt"/>
    </style:style>
    <style:style style:name="P30" style:family="paragraph" style:parent-style-name="Standard">
      <style:paragraph-properties fo:margin-left="0.7575in" fo:margin-right="0in" fo:text-align="justify" style:justify-single-word="false" fo:text-indent="-0.7575in" style:auto-text-indent="false">
        <style:tab-stops/>
      </style:paragraph-properties>
      <style:text-properties fo:font-size="10pt" officeooo:paragraph-rsid="0018d6c7" style:font-size-asian="10pt" style:font-size-complex="10pt"/>
    </style:style>
    <style:style style:name="P31" style:family="paragraph" style:parent-style-name="Standard">
      <style:paragraph-properties fo:margin-left="0.7575in" fo:margin-right="0in" fo:text-align="justify" style:justify-single-word="false" fo:text-indent="-0.7575in" style:auto-text-indent="false">
        <style:tab-stops/>
      </style:paragraph-properties>
      <style:text-properties fo:font-size="10pt" officeooo:rsid="000cfbd7" officeooo:paragraph-rsid="0018d6c7" style:font-size-asian="10pt" style:font-size-complex="10pt"/>
    </style:style>
    <style:style style:name="P32" style:family="paragraph" style:parent-style-name="Standard">
      <style:paragraph-properties fo:margin-left="0.7575in" fo:margin-right="0in" fo:text-align="justify" style:justify-single-word="false" fo:text-indent="-0.7575in" style:auto-text-indent="false">
        <style:tab-stops/>
      </style:paragraph-properties>
      <style:text-properties fo:font-size="10pt" officeooo:rsid="000cfbd7" officeooo:paragraph-rsid="000cfbd7" style:font-size-asian="10pt" style:font-size-complex="10pt"/>
    </style:style>
    <style:style style:name="P33" style:family="paragraph" style:parent-style-name="Standard">
      <style:paragraph-properties fo:margin-left="0.7575in" fo:margin-right="0in" fo:text-align="justify" style:justify-single-word="false" fo:text-indent="-0.7575in" style:auto-text-indent="false">
        <style:tab-stops/>
      </style:paragraph-properties>
      <style:text-properties fo:font-size="10pt" officeooo:rsid="002229ec" officeooo:paragraph-rsid="002229ec" style:font-size-asian="10pt" style:font-size-complex="10pt"/>
    </style:style>
    <style:style style:name="P34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style:font-name="Arial" fo:font-size="9pt" style:font-size-asian="9pt" style:font-size-complex="9pt"/>
    </style:style>
    <style:style style:name="P35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style:font-name="Arial" fo:font-size="9pt" officeooo:paragraph-rsid="0013e48e" style:font-size-asian="9pt" style:font-size-complex="9pt"/>
    </style:style>
    <style:style style:name="P36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style:font-name="Arial" fo:font-size="9pt" officeooo:paragraph-rsid="0014965e" style:font-size-asian="9pt" style:font-size-complex="9pt"/>
    </style:style>
    <style:style style:name="P37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style:font-name="Arial" fo:font-size="9pt" officeooo:paragraph-rsid="0010a8ef" style:font-size-asian="9pt" style:font-size-complex="9pt"/>
    </style:style>
    <style:style style:name="P38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tab-stops/>
        <style:background-image/>
      </style:paragraph-properties>
      <style:text-properties style:font-name="Arial" fo:font-size="9pt" officeooo:paragraph-rsid="000cfbd7" style:font-size-asian="9pt" style:font-size-complex="9pt"/>
    </style:style>
    <style:style style:name="P39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tab-stops/>
        <style:background-image/>
      </style:paragraph-properties>
      <style:text-properties style:font-name="Arial" fo:font-size="9pt" officeooo:paragraph-rsid="000b42a3" style:font-size-asian="9pt" style:font-size-complex="9pt"/>
    </style:style>
    <style:style style:name="P40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style:font-name="Arial" fo:font-size="9pt" officeooo:paragraph-rsid="000b5a02" style:font-size-asian="9pt" style:font-size-complex="9pt"/>
    </style:style>
    <style:style style:name="P41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style:font-name="Arial" fo:font-size="9pt" officeooo:paragraph-rsid="000be387" style:font-size-asian="9pt" style:font-size-complex="9pt"/>
    </style:style>
    <style:style style:name="P42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style:font-name="Arial" fo:font-size="9pt" officeooo:paragraph-rsid="000b42a3" style:font-size-asian="9pt" style:font-size-complex="9pt"/>
    </style:style>
    <style:style style:name="P43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style:font-name="Arial" fo:font-size="9pt" officeooo:paragraph-rsid="0007fa36" style:font-size-asian="9pt" style:font-size-complex="9pt"/>
    </style:style>
    <style:style style:name="P44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style:font-name="Arial" fo:font-size="9pt" officeooo:paragraph-rsid="000a647f" style:font-size-asian="9pt" style:font-size-complex="9pt"/>
    </style:style>
    <style:style style:name="P45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style:font-name="Arial" fo:font-size="9pt" officeooo:paragraph-rsid="000543b2" style:font-size-asian="9pt" style:font-size-complex="9pt"/>
    </style:style>
    <style:style style:name="P46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style:font-name="Arial" fo:font-size="9pt" officeooo:paragraph-rsid="0018d6c7" style:font-size-asian="9pt" style:font-size-complex="9pt"/>
    </style:style>
    <style:style style:name="P47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style:font-name="Arial" fo:font-size="9pt" officeooo:paragraph-rsid="00194c53" style:font-size-asian="9pt" style:font-size-complex="9pt"/>
    </style:style>
    <style:style style:name="P48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style:font-name="Arial" fo:font-size="9pt" officeooo:paragraph-rsid="001e9705" style:font-size-asian="9pt" style:font-size-complex="9pt"/>
    </style:style>
    <style:style style:name="P49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style:font-name="Arial" fo:font-size="9pt" officeooo:paragraph-rsid="001b36c9" style:font-size-asian="9pt" style:font-size-complex="9pt"/>
    </style:style>
    <style:style style:name="P50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style:font-name="Arial" fo:font-size="9pt" officeooo:paragraph-rsid="001ebdce" style:font-size-asian="9pt" style:font-size-complex="9pt"/>
    </style:style>
    <style:style style:name="P51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style:font-name="Arial" fo:font-size="9pt" officeooo:paragraph-rsid="002229ec" style:font-size-asian="9pt" style:font-size-complex="9pt"/>
    </style:style>
    <style:style style:name="P52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style:font-name="Arial" fo:font-size="9pt" officeooo:paragraph-rsid="00249100" style:font-size-asian="9pt" style:font-size-complex="9pt"/>
    </style:style>
    <style:style style:name="P53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style:font-name="Arial" fo:font-size="9pt" officeooo:rsid="000c7f17" officeooo:paragraph-rsid="000cfbd7" style:font-size-asian="9pt" style:font-size-complex="9pt"/>
    </style:style>
    <style:style style:name="P54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style:font-name="Arial" fo:font-size="9pt" fo:font-weight="normal" officeooo:paragraph-rsid="0018d6c7" style:font-size-asian="9pt" style:font-weight-asian="normal" style:font-size-complex="9pt" style:font-weight-complex="normal"/>
    </style:style>
    <style:style style:name="P55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style:font-name="Arial" fo:font-size="9pt" fo:font-weight="normal" officeooo:paragraph-rsid="001b36c9" style:font-size-asian="9pt" style:font-weight-asian="normal" style:font-size-complex="9pt" style:font-weight-complex="normal"/>
    </style:style>
    <style:style style:name="P56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style:font-name="Arial" fo:font-size="8pt" style:font-size-asian="8pt" style:font-size-complex="8pt"/>
    </style:style>
    <style:style style:name="P57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style:font-name="Arial" fo:font-size="8pt" officeooo:paragraph-rsid="002a7c0e" style:font-size-asian="8pt" style:font-size-complex="8pt"/>
    </style:style>
    <style:style style:name="P58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style:font-name="Arial" fo:font-size="8pt" fo:background-color="#e6e6e6" style:font-size-asian="8pt" style:font-size-complex="8pt"/>
    </style:style>
    <style:style style:name="P59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style:font-name="Arial" fo:font-size="8pt" officeooo:paragraph-rsid="002a7c0e" fo:background-color="#e6e6e6" style:font-size-asian="8pt" style:font-size-complex="8pt"/>
    </style:style>
    <style:style style:name="P60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style:font-name="Arial" fo:font-size="8pt" officeooo:paragraph-rsid="002b49bc" fo:background-color="#e6e6e6" style:font-size-asian="8pt" style:font-size-complex="8pt"/>
    </style:style>
    <style:style style:name="P61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fo:color="#000000" style:font-name="Arial" fo:font-size="9pt" style:font-size-asian="9pt" style:font-size-complex="9pt"/>
    </style:style>
    <style:style style:name="P62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fo:color="#000000" style:font-name="Arial" fo:font-size="9pt" officeooo:paragraph-rsid="0013e48e" style:font-size-asian="9pt" style:font-size-complex="9pt"/>
    </style:style>
    <style:style style:name="P63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fo:color="#000000" style:font-name="Arial" fo:font-size="9pt" officeooo:paragraph-rsid="0014965e" style:font-size-asian="9pt" style:font-size-complex="9pt"/>
    </style:style>
    <style:style style:name="P64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fo:color="#000000" style:font-name="Arial" fo:font-size="9pt" officeooo:paragraph-rsid="000eb2ed" style:font-size-asian="9pt" style:font-size-complex="9pt"/>
    </style:style>
    <style:style style:name="P65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fo:color="#000000" style:font-name="Arial" fo:font-size="9pt" officeooo:paragraph-rsid="0010a8ef" style:font-size-asian="9pt" style:font-size-complex="9pt"/>
    </style:style>
    <style:style style:name="P66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fo:color="#000000" style:font-name="Arial" fo:font-size="9pt" officeooo:paragraph-rsid="000b42a3" style:font-size-asian="9pt" style:font-size-complex="9pt"/>
    </style:style>
    <style:style style:name="P67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fo:color="#000000" style:font-name="Arial" fo:font-size="9pt" officeooo:paragraph-rsid="000a647f" style:font-size-asian="9pt" style:font-size-complex="9pt"/>
    </style:style>
    <style:style style:name="P68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tab-stops/>
        <style:background-image/>
      </style:paragraph-properties>
      <style:text-properties fo:color="#000000" style:font-name="Arial" fo:font-size="9pt" officeooo:paragraph-rsid="000cfbd7" style:font-size-asian="9pt" style:font-size-complex="9pt"/>
    </style:style>
    <style:style style:name="P69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fo:color="#000000" style:font-name="Arial" fo:font-size="9pt" officeooo:paragraph-rsid="00194c53" style:font-size-asian="9pt" style:font-size-complex="9pt"/>
    </style:style>
    <style:style style:name="P70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fo:color="#000000" style:font-name="Arial" fo:font-size="9pt" officeooo:paragraph-rsid="001ebdce" style:font-size-asian="9pt" style:font-size-complex="9pt"/>
    </style:style>
    <style:style style:name="P71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fo:color="#000000" style:font-name="Arial" fo:font-size="9pt" officeooo:paragraph-rsid="002229ec" style:font-size-asian="9pt" style:font-size-complex="9pt"/>
    </style:style>
    <style:style style:name="P72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tab-stops/>
        <style:background-image/>
      </style:paragraph-properties>
      <style:text-properties fo:color="#000000" style:font-name="Arial" fo:font-size="9pt" officeooo:rsid="000b42a3" officeooo:paragraph-rsid="000b42a3" style:font-size-asian="9pt" style:font-size-complex="9pt"/>
    </style:style>
    <style:style style:name="P7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rial" fo:font-size="8pt" style:font-size-asian="8pt" style:font-size-complex="8pt"/>
    </style:style>
    <style:style style:name="P74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fo:color="#000000" style:font-name="Arial" fo:font-size="8pt" officeooo:paragraph-rsid="0026c25c" style:font-size-asian="8pt" style:font-size-complex="8pt"/>
    </style:style>
    <style:style style:name="P75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fo:color="#000000" style:font-name="Arial" fo:font-size="8pt" officeooo:paragraph-rsid="002a7c0e" style:font-size-asian="8pt" style:font-size-complex="8pt"/>
    </style:style>
    <style:style style:name="P76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fo:color="#000000" style:font-name="Arial" fo:font-size="8pt" style:font-size-asian="8pt" style:font-size-complex="8pt"/>
    </style:style>
    <style:style style:name="P77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fo:color="#000000" style:font-name="Arial" fo:font-size="8pt" officeooo:rsid="0030f0dd" officeooo:paragraph-rsid="0030f0dd" style:font-size-asian="8pt" style:font-size-complex="8pt"/>
    </style:style>
    <style:style style:name="P78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fo:color="#000000" style:font-name="Arial" fo:font-size="8pt" fo:background-color="#e6e6e6" style:font-size-asian="8pt" style:font-size-complex="8pt"/>
    </style:style>
    <style:style style:name="P79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80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officeooo:paragraph-rsid="000b42a3"/>
    </style:style>
    <style:style style:name="P8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a7c0e"/>
    </style:style>
    <style:style style:name="P82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size="10pt" officeooo:rsid="000c7f17" officeooo:paragraph-rsid="00165c4f" style:font-size-asian="10pt" style:font-size-complex="10pt"/>
    </style:style>
    <style:style style:name="P83" style:family="paragraph" style:parent-style-name="Standard">
      <style:paragraph-properties fo:margin-left="0in" fo:margin-right="0in" fo:text-indent="0in" style:auto-text-indent="false"/>
      <style:text-properties fo:font-size="10pt" officeooo:rsid="000654bf" officeooo:paragraph-rsid="000654bf" style:font-size-asian="10pt" style:font-size-complex="10pt"/>
    </style:style>
    <style:style style:name="P84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fo:color="#3f7f5f" style:font-name="Arial" fo:font-size="8pt" officeooo:paragraph-rsid="002d198c" style:font-size-asian="8pt" style:font-size-complex="8pt"/>
    </style:style>
    <style:style style:name="P85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fo:color="#3f7f5f" style:font-name="Arial" fo:font-size="8pt" officeooo:paragraph-rsid="00304cc3" style:font-size-asian="8pt" style:font-size-complex="8pt"/>
    </style:style>
    <style:style style:name="P86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 fo:keep-with-next="always">
        <style:background-image/>
      </style:paragraph-properties>
      <style:text-properties style:font-name="Arial" fo:font-size="9pt" officeooo:rsid="000c7f17" officeooo:paragraph-rsid="000c7f17" style:font-size-asian="9pt" style:font-size-complex="9pt"/>
    </style:style>
    <style:style style:name="P87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 fo:keep-with-next="always">
        <style:background-image/>
      </style:paragraph-properties>
      <style:text-properties style:font-name="Arial" fo:font-size="9pt" officeooo:paragraph-rsid="000be387" style:font-size-asian="9pt" style:font-size-complex="9pt"/>
    </style:style>
    <style:style style:name="P88" style:family="paragraph" style:parent-style-name="Standard" style:master-page-name="">
      <loext:graphic-properties draw:fill="solid" draw:fill-color="#e6e6e6"/>
      <style:paragraph-properties fo:margin-left="0in" fo:margin-right="0in" fo:text-align="start" style:justify-single-word="false" fo:text-indent="0in" style:auto-text-indent="false" style:page-number="auto" fo:background-color="#e6e6e6">
        <style:background-image/>
      </style:paragraph-properties>
      <style:text-properties style:font-name="Arial" fo:font-size="9pt" officeooo:paragraph-rsid="0005774f" style:font-size-asian="9pt" style:font-size-complex="9pt"/>
    </style:style>
    <style:style style:name="P89" style:family="paragraph" style:parent-style-name="Standard" style:master-page-name="">
      <loext:graphic-properties draw:fill="solid" draw:fill-color="#e6e6e6"/>
      <style:paragraph-properties fo:margin-left="0in" fo:margin-right="0in" fo:text-align="start" style:justify-single-word="false" fo:text-indent="0in" style:auto-text-indent="false" style:page-number="auto" fo:background-color="#e6e6e6">
        <style:background-image/>
      </style:paragraph-properties>
      <style:text-properties style:font-name="Arial" fo:font-size="9pt" officeooo:paragraph-rsid="000a647f" style:font-size-asian="9pt" style:font-size-complex="9pt"/>
    </style:style>
    <style:style style:name="P90" style:family="paragraph" style:parent-style-name="Standard" style:master-page-name="">
      <style:paragraph-properties fo:margin-left="0in" fo:margin-right="0in" fo:text-indent="0in" style:auto-text-indent="false" style:page-number="auto"/>
      <style:text-properties officeooo:rsid="000654bf" officeooo:paragraph-rsid="000654bf"/>
    </style:style>
    <style:style style:name="P91" style:family="paragraph" style:parent-style-name="Standard" style:master-page-name="">
      <style:paragraph-properties style:page-number="auto" fo:keep-with-next="always"/>
      <style:text-properties fo:font-size="10pt" style:text-underline-style="none" officeooo:rsid="000ce6f6" officeooo:paragraph-rsid="000ce6f6" style:font-size-asian="10pt" style:font-size-complex="10pt"/>
    </style:style>
    <style:style style:name="P92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fo:color="#000000" style:font-name="Arial" fo:font-size="8pt" officeooo:rsid="00304cc3" officeooo:paragraph-rsid="00304cc3" style:font-size-asian="8pt" style:font-size-complex="8pt"/>
    </style:style>
    <style:style style:name="P93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fo:color="#000000" style:font-name="Arial" fo:font-size="8pt" officeooo:rsid="0030f0dd" officeooo:paragraph-rsid="0030f0dd" style:font-size-asian="8pt" style:font-size-complex="8pt"/>
    </style:style>
    <style:style style:name="P94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fo:color="#000000" style:font-name="Arial1" fo:font-size="8pt" officeooo:rsid="0030f0dd" officeooo:paragraph-rsid="0032d55d" style:font-size-asian="8pt" style:font-size-complex="8pt"/>
    </style:style>
    <style:style style:name="P95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fo:color="#7f0055" style:font-name="Arial" fo:font-size="8pt" fo:font-weight="bold" officeooo:paragraph-rsid="00304cc3" style:font-size-asian="8pt" style:font-weight-asian="bold" style:font-size-complex="8pt"/>
    </style:style>
    <style:style style:name="P9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9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32d55d"/>
    </style:style>
    <style:style style:name="P98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style:font-name="Arial1" fo:font-size="8pt" officeooo:paragraph-rsid="00338080" style:font-size-asian="8pt" style:font-size-complex="8pt"/>
    </style:style>
    <style:style style:name="P99" style:family="paragraph" style:parent-style-name="Standard">
      <loext:graphic-properties draw:fill="solid" draw:fill-color="#e6e6e6"/>
      <style:paragraph-properties fo:margin-left="0in" fo:margin-right="0in" fo:text-align="start" style:justify-single-word="false" fo:text-indent="0in" style:auto-text-indent="false" fo:background-color="#e6e6e6">
        <style:background-image/>
      </style:paragraph-properties>
      <style:text-properties style:font-name="Arial1" fo:font-size="8pt" officeooo:paragraph-rsid="0033ff8b" style:font-size-asian="8pt" style:font-size-complex="8pt"/>
    </style:style>
    <style:style style:name="P100" style:family="paragraph" style:parent-style-name="Standard">
      <style:text-properties fo:font-size="14pt" style:text-underline-style="none" fo:font-weight="bold" officeooo:rsid="0032d55d" officeooo:paragraph-rsid="0032d55d" style:font-size-asian="14pt" style:font-weight-asian="bold" style:font-size-complex="14pt" style:font-weight-complex="bold"/>
    </style:style>
    <style:style style:name="P101" style:family="paragraph" style:parent-style-name="Standard">
      <style:text-properties fo:font-size="14pt" style:text-underline-style="none" fo:font-weight="bold" officeooo:rsid="0033ff8b" officeooo:paragraph-rsid="0033ff8b" style:font-size-asian="14pt" style:font-weight-asian="bold" style:font-size-complex="14pt" style:font-weight-complex="bold"/>
    </style:style>
    <style:style style:name="P102" style:family="paragraph" style:parent-style-name="Standard">
      <style:text-properties fo:color="#000000" style:font-name="Arial" fo:font-size="10pt" style:text-underline-style="none" fo:font-weight="bold" officeooo:rsid="002a7c0e" officeooo:paragraph-rsid="0032d55d" style:font-size-asian="8.75pt" style:font-weight-asian="bold" style:font-size-complex="10pt" style:font-weight-complex="bold"/>
    </style:style>
    <style:style style:name="P103" style:family="paragraph" style:parent-style-name="Standard">
      <style:text-properties fo:color="#000000" style:font-name="Arial" fo:font-size="10pt" style:text-underline-style="none" fo:font-weight="bold" officeooo:rsid="002a7c0e" officeooo:paragraph-rsid="0033ff8b" style:font-size-asian="8.75pt" style:font-weight-asian="bold" style:font-size-complex="10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style="italic" style:font-style-asian="italic"/>
    </style:style>
    <style:style style:name="T3" style:family="text">
      <style:text-properties fo:color="#000000" fo:font-style="italic" officeooo:rsid="000cfbd7" style:font-style-asian="italic"/>
    </style:style>
    <style:style style:name="T4" style:family="text">
      <style:text-properties fo:color="#000000" fo:font-style="italic" style:font-style-asian="italic"/>
    </style:style>
    <style:style style:name="T5" style:family="text">
      <style:text-properties fo:color="#000000" style:text-underline-style="none"/>
    </style:style>
    <style:style style:name="T6" style:family="text">
      <style:text-properties fo:color="#000000" style:text-underline-style="solid" style:text-underline-width="auto" style:text-underline-color="font-color"/>
    </style:style>
    <style:style style:name="T7" style:family="text">
      <style:text-properties fo:color="#000000" officeooo:rsid="000cfbd7"/>
    </style:style>
    <style:style style:name="T8" style:family="text">
      <style:text-properties fo:color="#000000" officeooo:rsid="000be387"/>
    </style:style>
    <style:style style:name="T9" style:family="text">
      <style:text-properties fo:color="#000000" style:font-name="Arial"/>
    </style:style>
    <style:style style:name="T10" style:family="text">
      <style:text-properties fo:color="#000000" style:font-name="Arial" fo:font-size="9pt" style:font-size-asian="9pt" style:font-size-complex="9pt"/>
    </style:style>
    <style:style style:name="T11" style:family="text">
      <style:text-properties fo:color="#000000" officeooo:rsid="00194c53"/>
    </style:style>
    <style:style style:name="T12" style:family="text">
      <style:text-properties fo:color="#000000" fo:font-weight="normal" style:font-weight-asian="normal" style:font-weight-complex="normal"/>
    </style:style>
    <style:style style:name="T13" style:family="text">
      <style:text-properties fo:color="#000000" fo:font-weight="normal" officeooo:rsid="001c96ef" style:font-weight-asian="normal" style:font-weight-complex="normal"/>
    </style:style>
    <style:style style:name="T14" style:family="text">
      <style:text-properties fo:color="#000000" fo:font-weight="bold" style:font-weight-asian="bold"/>
    </style:style>
    <style:style style:name="T15" style:family="text">
      <style:text-properties fo:color="#000000" fo:font-size="8pt" style:font-size-asian="8pt" style:font-size-complex="8pt"/>
    </style:style>
    <style:style style:name="T16" style:family="text">
      <style:text-properties fo:color="#000000" style:font-name="Monospace" fo:font-size="10pt" style:font-size-asian="10pt"/>
    </style:style>
    <style:style style:name="T17" style:family="text">
      <style:text-properties fo:color="#000000" style:font-name="Monospace" fo:font-size="10pt" officeooo:rsid="0030f0dd" style:font-size-asian="10pt"/>
    </style:style>
    <style:style style:name="T18" style:family="text">
      <style:text-properties fo:color="#000000" style:font-name="Monospace" fo:font-size="10pt" fo:font-style="italic" style:font-size-asian="10pt" style:font-style-asian="italic"/>
    </style:style>
    <style:style style:name="T19" style:family="text">
      <style:text-properties fo:color="#000000" style:font-name="Monospace"/>
    </style:style>
    <style:style style:name="T20" style:family="text">
      <style:text-properties fo:color="#000000" style:font-name="Monospace" fo:font-style="italic" style:font-style-asian="italic"/>
    </style:style>
    <style:style style:name="T21" style:family="text">
      <style:text-properties fo:color="#000000" style:font-name="Monospace" officeooo:rsid="0030f0dd"/>
    </style:style>
    <style:style style:name="T22" style:family="text">
      <style:text-properties fo:color="#000000"/>
    </style:style>
    <style:style style:name="T23" style:family="text">
      <style:text-properties fo:color="#000000" officeooo:rsid="0030f0dd"/>
    </style:style>
    <style:style style:name="T24" style:family="text">
      <style:text-properties fo:color="#000000" officeooo:rsid="0033ff8b"/>
    </style:style>
    <style:style style:name="T25" style:family="text">
      <style:text-properties fo:color="#3f7f5f"/>
    </style:style>
    <style:style style:name="T26" style:family="text">
      <style:text-properties fo:color="#3f7f5f" style:text-underline-style="solid" style:text-underline-width="auto" style:text-underline-color="font-color"/>
    </style:style>
    <style:style style:name="T27" style:family="text">
      <style:text-properties fo:color="#3f7f5f" style:font-name="Monospace" fo:font-size="10pt" style:font-size-asian="10pt"/>
    </style:style>
    <style:style style:name="T28" style:family="text">
      <style:text-properties fo:color="#3f7f5f" style:font-name="Monospace"/>
    </style:style>
    <style:style style:name="T29" style:family="text">
      <style:text-properties fo:color="#3f7f5f"/>
    </style:style>
    <style:style style:name="T30" style:family="text">
      <style:text-properties fo:color="#7f0055"/>
    </style:style>
    <style:style style:name="T31" style:family="text">
      <style:text-properties fo:color="#7f0055" fo:font-weight="bold" style:font-weight-asian="bold"/>
    </style:style>
    <style:style style:name="T32" style:family="text">
      <style:text-properties fo:color="#7f0055" fo:font-weight="bold" style:font-weight-asian="bold"/>
    </style:style>
    <style:style style:name="T33" style:family="text">
      <style:text-properties fo:color="#7f0055" fo:font-weight="bold" officeooo:rsid="0030f0dd" style:font-weight-asian="bold"/>
    </style:style>
    <style:style style:name="T34" style:family="text">
      <style:text-properties fo:color="#7f0055" style:font-name="Arial" fo:font-size="9pt" fo:font-weight="bold" style:font-size-asian="9pt" style:font-weight-asian="bold" style:font-size-complex="9pt"/>
    </style:style>
    <style:style style:name="T35" style:family="text">
      <style:text-properties fo:color="#7f0055" style:text-underline-style="solid" style:text-underline-width="auto" style:text-underline-color="font-color" fo:font-weight="bold" style:font-weight-asian="bold"/>
    </style:style>
    <style:style style:name="T36" style:family="text">
      <style:text-properties fo:color="#7f0055" fo:font-size="8pt" fo:font-weight="bold" style:font-size-asian="8pt" style:font-weight-asian="bold" style:font-size-complex="8pt"/>
    </style:style>
    <style:style style:name="T37" style:family="text">
      <style:text-properties fo:color="#7f0055" style:font-name="Monospace" fo:font-size="10pt" fo:font-weight="bold" style:font-size-asian="10pt" style:font-weight-asian="bold"/>
    </style:style>
    <style:style style:name="T38" style:family="text">
      <style:text-properties fo:color="#7f0055" style:font-name="Monospace" fo:font-weight="bold" style:font-weight-asian="bold"/>
    </style:style>
    <style:style style:name="T39" style:family="text">
      <style:text-properties fo:color="#0000c0"/>
    </style:style>
    <style:style style:name="T40" style:family="text">
      <style:text-properties fo:color="#0000c0" fo:font-style="italic" style:font-style-asian="italic"/>
    </style:style>
    <style:style style:name="T41" style:family="text">
      <style:text-properties fo:color="#0000c0" fo:font-style="italic" fo:font-weight="bold" style:font-style-asian="italic" style:font-weight-asian="bold"/>
    </style:style>
    <style:style style:name="T42" style:family="text">
      <style:text-properties fo:color="#0000c0" officeooo:rsid="001b36c9"/>
    </style:style>
    <style:style style:name="T43" style:family="text">
      <style:text-properties fo:color="#0000c0" fo:font-weight="normal" style:font-weight-asian="normal" style:font-weight-complex="normal"/>
    </style:style>
    <style:style style:name="T44" style:family="text">
      <style:text-properties fo:color="#0000c0" fo:font-weight="normal" officeooo:rsid="001b36c9" style:font-weight-asian="normal" style:font-weight-complex="normal"/>
    </style:style>
    <style:style style:name="T45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46" style:family="text">
      <style:text-properties fo:color="#0000c0" style:font-name="Monospace" fo:font-style="italic" fo:font-weight="bold" style:font-style-asian="italic" style:font-weight-asian="bold"/>
    </style:style>
    <style:style style:name="T47" style:family="text">
      <style:text-properties fo:color="#2a00ff"/>
    </style:style>
    <style:style style:name="T48" style:family="text">
      <style:text-properties fo:color="#2a00ff" officeooo:rsid="000cfbd7"/>
    </style:style>
    <style:style style:name="T49" style:family="text">
      <style:text-properties fo:color="#2a00ff" officeooo:rsid="000b5a02"/>
    </style:style>
    <style:style style:name="T50" style:family="text">
      <style:text-properties fo:color="#2a00ff" officeooo:rsid="000c7f17"/>
    </style:style>
    <style:style style:name="T51" style:family="text">
      <style:text-properties fo:color="#2a00ff" officeooo:rsid="00194c53"/>
    </style:style>
    <style:style style:name="T52" style:family="text">
      <style:text-properties fo:color="#2a00ff" style:font-name="Monospace" fo:font-size="10pt" style:font-size-asian="10pt"/>
    </style:style>
    <style:style style:name="T53" style:family="text">
      <style:text-properties fo:color="#2a00ff" style:font-name="Monospace"/>
    </style:style>
    <style:style style:name="T54" style:family="text">
      <style:text-properties fo:color="#2a00ff"/>
    </style:style>
    <style:style style:name="T55" style:family="text">
      <style:text-properties fo:color="#1f1c1b"/>
    </style:style>
    <style:style style:name="T56" style:family="text">
      <style:text-properties fo:color="#1f1c1b" style:text-underline-style="none"/>
    </style:style>
    <style:style style:name="T57" style:family="text">
      <style:text-properties fo:color="#646464"/>
    </style:style>
    <style:style style:name="T58" style:family="text">
      <style:text-properties fo:color="#7f9fbf" fo:font-weight="bold" style:font-weight-asian="bold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fo:font-size="14pt" style:text-underline-style="none" fo:font-weight="bold" officeooo:rsid="000eb2ed" style:font-size-asian="14pt" style:font-weight-asian="bold" style:font-size-complex="14pt" style:font-weight-complex="bold"/>
    </style:style>
    <style:style style:name="T61" style:family="text">
      <style:text-properties fo:font-size="14pt" style:text-underline-style="none" fo:font-weight="bold" officeooo:rsid="00128a5d" style:font-size-asian="14pt" style:font-weight-asian="bold" style:font-size-complex="14pt" style:font-weight-complex="bold"/>
    </style:style>
    <style:style style:name="T62" style:family="text">
      <style:text-properties fo:font-size="14pt" style:text-underline-style="none" fo:font-weight="bold" officeooo:rsid="000fe21e" style:font-size-asian="14pt" style:font-weight-asian="bold" style:font-size-complex="14pt" style:font-weight-complex="bold"/>
    </style:style>
    <style:style style:name="T63" style:family="text">
      <style:text-properties officeooo:rsid="002b49bc"/>
    </style:style>
    <style:style style:name="T64" style:family="text">
      <style:text-properties officeooo:rsid="00304cc3"/>
    </style:style>
    <style:style style:name="T65" style:family="text">
      <style:text-properties officeooo:rsid="00338080"/>
    </style:style>
    <style:style style:name="T66" style:family="text">
      <style:text-properties fo:color="#6a3e3e" style:font-name="Monospace" fo:font-size="10pt" style:font-size-asian="10pt"/>
    </style:style>
    <style:style style:name="T67" style:family="text">
      <style:text-properties fo:color="#6a3e3e" style:font-name="Monospace" fo:font-size="10pt" fo:background-color="#d4d4d4" loext:char-shading-value="0" style:font-size-asian="10pt"/>
    </style:style>
    <style:style style:name="T68" style:family="text">
      <style:text-properties fo:color="#6a3e3e" style:font-name="Monospace"/>
    </style:style>
    <style:style style:name="T69" style:family="text">
      <style:text-properties fo:color="#6a3e3e" style:font-name="Monospace" fo:background-color="#d4d4d4" loext:char-shading-value="0"/>
    </style:style>
    <style:style style:name="T70" style:family="text">
      <style:text-properties fo:color="#6a3e3e"/>
    </style:style>
    <style:style style:name="T71" style:family="text">
      <style:text-properties fo:color="#6a3e3e" fo:background-color="#d4d4d4" loext:char-shading-value="0"/>
    </style:style>
    <style:style style:name="T72" style:family="text">
      <style:text-properties fo:color="#6a3e3e" officeooo:rsid="0030f0dd" fo:background-color="#d4d4d4" loext:char-shading-value="0"/>
    </style:style>
    <style:style style:name="T73" style:family="text">
      <style:text-properties fo:color="#6a3e3e" officeooo:rsid="0033ff8b" fo:background-color="#d4d4d4" loext:char-shading-value="0"/>
    </style:style>
    <style:style style:name="T74" style:family="text">
      <style:text-properties fo:color="#6a3e3e" officeooo:rsid="0030f0dd"/>
    </style:style>
    <style:style style:name="T75" style:family="text">
      <style:text-properties fo:color="#6a3e3e" officeooo:rsid="0033ff8b"/>
    </style:style>
    <style:style style:name="T76" style:family="text">
      <style:text-properties style:font-name="Monospace" fo:font-size="10pt" style:font-size-asian="10pt"/>
    </style:style>
    <style:style style:name="T77" style:family="text">
      <style:text-properties style:font-name="Monospa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7">Általános java megoldások</text:p>
      <text:p text:style-name="P1"/>
      <text:p text:style-name="P6">Nem lehet instanceof -ot generikus tipussal használni</text:p>
      <text:p text:style-name="P45"><text:span text:style-name="T31">class</text:span><text:span text:style-name="T1"> AClass&lt;T&gt; {</text:span></text:p>
      <text:p text:style-name="P45"><text:span text:style-name="T1"><text:tab/></text:span><text:span text:style-name="T31">public</text:span><text:span text:style-name="T1"> </text:span><text:span text:style-name="T31">void</text:span><text:span text:style-name="T1"> aMethod(Object arg) {</text:span></text:p>
      <text:p text:style-name="P34"><text:span text:style-name="T1"><text:tab/><text:tab/></text:span><text:span text:style-name="T31">if</text:span><text:span text:style-name="T1"> (</text:span><text:span text:style-name="T6">arg </text:span><text:span text:style-name="T35">instanceof</text:span><text:span text:style-name="T6"> T</text:span><text:span text:style-name="T1">) {</text:span></text:p>
      <text:p text:style-name="P61"><text:tab/><text:tab/></text:p>
      <text:p text:style-name="P34"><text:span text:style-name="T1"><text:tab/><text:tab/>} </text:span><text:span text:style-name="T25">// Error</text:span></text:p>
      <text:p text:style-name="P61"><text:tab/>}</text:p>
      <text:p text:style-name="P61">}<text:tab/></text:p>
      <text:p text:style-name="P90"/>
      <text:p text:style-name="P83">Megoldás:</text:p>
      <text:p text:style-name="P88"><text:span text:style-name="T31">class</text:span><text:span text:style-name="T1"> AClass&lt;T&gt; {</text:span></text:p>
      <text:p text:style-name="P89"><text:span text:style-name="T1"><text:tab/>Class&lt;T&gt; </text:span><text:span text:style-name="T39">t</text:span><text:span text:style-name="T1">;</text:span></text:p>
      <text:p text:style-name="P44"><text:span text:style-name="T1"><text:tab/></text:span><text:span text:style-name="T31">public</text:span><text:span text:style-name="T1"> AClass(Class&lt;T&gt; t) {</text:span></text:p>
      <text:p text:style-name="P44"><text:span text:style-name="T1"><text:tab/><text:tab/></text:span><text:span text:style-name="T31">this</text:span><text:span text:style-name="T1">.</text:span><text:span text:style-name="T39">t</text:span><text:span text:style-name="T1"> = t; </text:span><text:span text:style-name="T25">// t is the concrete class represented by T</text:span></text:p>
      <text:p text:style-name="P67"><text:tab/>}</text:p>
      <text:p text:style-name="P44"><text:span text:style-name="T1"><text:tab/></text:span><text:span text:style-name="T31">public</text:span><text:span text:style-name="T1"> </text:span><text:span text:style-name="T31">void</text:span><text:span text:style-name="T1"> aMethod(Object arg) {</text:span></text:p>
      <text:p text:style-name="P44"><text:span text:style-name="T1"><text:tab/><text:tab/></text:span><text:span text:style-name="T31">if</text:span><text:span text:style-name="T1"> (arg == </text:span><text:span text:style-name="T31">null</text:span><text:span text:style-name="T1"> || </text:span><text:span text:style-name="T39">t</text:span><text:span text:style-name="T1">.isInstance(arg));</text:span></text:p>
      <text:p text:style-name="P67"><text:tab/>}</text:p>
      <text:p text:style-name="P67">}</text:p>
      <text:p text:style-name="P29"/>
      <text:p text:style-name="P7">XML generálás String-ből</text:p>
      <text:p text:style-name="P43"><text:span text:style-name="T1">String xmlString = </text:span><text:span text:style-name="T47">"&lt;?xml version=\"1.0\" encoding=\"utf-8\"?&gt;&lt;a&gt;&lt;b&gt;...&lt;/b&gt;&lt;/a&gt;"</text:span><text:span text:style-name="T1">;</text:span></text:p>
      <text:p text:style-name="P34"><text:span text:style-name="T1">DocumentBuilderFactory factory = DocumentBuilderFactory.</text:span><text:span text:style-name="T2">newInstance</text:span><text:span text:style-name="T1">();</text:span></text:p>
      <text:p text:style-name="P61">DocumentBuilder builder;</text:p>
      <text:p text:style-name="P34"><text:span text:style-name="T1">Document </text:span><text:span text:style-name="T6">document</text:span><text:span text:style-name="T1"> = </text:span><text:span text:style-name="T31">null</text:span><text:span text:style-name="T1">;</text:span></text:p>
      <text:p text:style-name="P34"><text:span text:style-name="T31">try</text:span><text:span text:style-name="T1"> {</text:span></text:p>
      <text:p text:style-name="P61"><text:tab/>builder = factory.newDocumentBuilder();</text:p>
      <text:p text:style-name="P34"><text:span text:style-name="T1"><text:tab/>document = builder.parse(</text:span><text:span text:style-name="T31">new</text:span><text:span text:style-name="T1"> InputSource(</text:span><text:span text:style-name="T31">new</text:span><text:span text:style-name="T1"> StringReader(xmlString)));</text:span></text:p>
      <text:p text:style-name="P34"><text:span text:style-name="T1">} </text:span><text:span text:style-name="T31">catch</text:span><text:span text:style-name="T1"> (Exception e) {</text:span></text:p>
      <text:p text:style-name="P61"><text:tab/>e.printStackTrace();</text:p>
      <text:p text:style-name="P61">}</text:p>
      <text:p text:style-name="P29"/>
      <text:p text:style-name="P3">Nemzetköziesítés</text:p>
      <text:p text:style-name="P28"/>
      <text:p text:style-name="P82">CommonOperations.java</text:p>
      <text:p text:style-name="P80"><text:span text:style-name="T34">public</text:span><text:span text:style-name="T10"> </text:span><text:span text:style-name="T34">class</text:span><text:span text:style-name="T10"> CommonOperations {</text:span></text:p>
      <text:p text:style-name="P42"><text:span text:style-name="T1"><text:tab/></text:span><text:span text:style-name="T31">private</text:span><text:span text:style-name="T1"> </text:span><text:span text:style-name="T31">static</text:span><text:span text:style-name="T1"> String </text:span><text:span text:style-name="T40">language</text:span><text:span text:style-name="T1"> = </text:span><text:span text:style-name="T31">new</text:span><text:span text:style-name="T1"> String(</text:span><text:span text:style-name="T47">"en"</text:span><text:span text:style-name="T1">);</text:span></text:p>
      <text:p text:style-name="P42"><text:span text:style-name="T1"><text:tab/></text:span><text:span text:style-name="T31">private</text:span><text:span text:style-name="T1"> </text:span><text:span text:style-name="T31">static</text:span><text:span text:style-name="T1"> String </text:span><text:span text:style-name="T40">country</text:span><text:span text:style-name="T1"> = </text:span><text:span text:style-name="T31">new</text:span><text:span text:style-name="T1"> String( </text:span><text:span text:style-name="T47">"US"</text:span><text:span text:style-name="T1">);</text:span></text:p>
      <text:p text:style-name="P42"><text:span text:style-name="T1"><text:tab/></text:span><text:span text:style-name="T31">private</text:span><text:span text:style-name="T1"> </text:span><text:span text:style-name="T31">static</text:span><text:span text:style-name="T1"> Locale </text:span><text:span text:style-name="T40">locale</text:span><text:span text:style-name="T1"> = </text:span><text:span text:style-name="T31">new</text:span><text:span text:style-name="T1"> Locale( </text:span><text:span text:style-name="T40">language</text:span><text:span text:style-name="T1">, </text:span><text:span text:style-name="T40">country</text:span><text:span text:style-name="T1"> );</text:span></text:p>
      <text:p text:style-name="P66"><text:tab/></text:p>
      <text:p text:style-name="P42"><text:span text:style-name="T1"><text:tab/></text:span><text:span text:style-name="T31">public</text:span><text:span text:style-name="T1"> </text:span><text:span text:style-name="T31">static</text:span><text:span text:style-name="T1"> Locale getLocale(){</text:span></text:p>
      <text:p text:style-name="P42"><text:span text:style-name="T1"><text:tab/><text:tab/></text:span><text:span text:style-name="T31">return</text:span><text:span text:style-name="T1"> </text:span><text:span text:style-name="T40">locale</text:span><text:span text:style-name="T1">;</text:span></text:p>
      <text:p text:style-name="P66"><text:tab/>}</text:p>
      <text:p text:style-name="P66"><text:tab/></text:p>
      <text:p text:style-name="P42"><text:span text:style-name="T1"><text:tab/></text:span><text:span text:style-name="T31">public</text:span><text:span text:style-name="T1"> </text:span><text:span text:style-name="T31">static</text:span><text:span text:style-name="T1"> </text:span><text:span text:style-name="T31">void</text:span><text:span text:style-name="T1"> setLocal( Locale l ){</text:span></text:p>
      <text:p text:style-name="P42"><text:span text:style-name="T1"><text:tab/><text:tab/></text:span><text:span text:style-name="T40">locale</text:span><text:span text:style-name="T1"> = l;</text:span></text:p>
      <text:p text:style-name="P66"><text:tab/>}</text:p>
      <text:p text:style-name="P66"><text:tab/></text:p>
      <text:p text:style-name="P42"><text:span text:style-name="T1"><text:tab/></text:span><text:span text:style-name="T31">public</text:span><text:span text:style-name="T1"> </text:span><text:span text:style-name="T31">static</text:span><text:span text:style-name="T1"> </text:span><text:span text:style-name="T31">void</text:span><text:span text:style-name="T1"> setLocal( String language, String country ){</text:span></text:p>
      <text:p text:style-name="P42"><text:span text:style-name="T1"><text:tab/><text:tab/></text:span><text:span text:style-name="T40">locale</text:span><text:span text:style-name="T1"> = </text:span><text:span text:style-name="T31">new</text:span><text:span text:style-name="T1"> Locale( language, country );</text:span></text:p>
      <text:p text:style-name="P66"><text:tab/>}</text:p>
      <text:p text:style-name="P66"><text:tab/></text:p>
      <text:p text:style-name="P42"><text:span text:style-name="T1"><text:tab/></text:span><text:span text:style-name="T31">public</text:span><text:span text:style-name="T1"> </text:span><text:span text:style-name="T31">static</text:span><text:span text:style-name="T1"> String getTranslation( String code ){</text:span></text:p>
      <text:p text:style-name="P42"><text:span text:style-name="T1"><text:tab/><text:tab/></text:span><text:span text:style-name="T31">return</text:span><text:span text:style-name="T1"> ResourceBundle.</text:span><text:span text:style-name="T2">getBundle</text:span><text:span text:style-name="T1">(</text:span><text:span text:style-name="T47">"</text:span><text:span text:style-name="T50">property.File</text:span><text:span text:style-name="T47">"</text:span><text:span text:style-name="T1">, </text:span><text:span text:style-name="T40">locale</text:span><text:span text:style-name="T1"> ).getString( code );</text:span></text:p>
      <text:p text:style-name="P66"><text:tab/>}</text:p>
      <text:p text:style-name="P72">}</text:p>
      <text:p text:style-name="P29"/>
      <text:p text:style-name="P91">A különböző nyelvekhez tartozó properti fájlok közül az angol-amerikai:</text:p>
      <text:p text:style-name="P86">&lt;property.File_en_US.properties&gt;</text:p>
      <text:p text:style-name="P87"/>
      <text:p text:style-name="P41"><text:span text:style-name="T8">valtozo.azonosito</text:span><text:span text:style-name="T55"> </text:span><text:span text:style-name="T1">=</text:span><text:span text:style-name="T55"> </text:span><text:span text:style-name="T47">Format</text:span><text:span text:style-name="T55"> </text:span><text:span text:style-name="T47">error</text:span><text:span text:style-name="T55"> </text:span><text:span text:style-name="T47">in</text:span><text:span text:style-name="T55"> </text:span><text:span text:style-name="T47">the</text:span><text:span text:style-name="T55"> </text:span><text:span text:style-name="T47">Custom</text:span><text:span text:style-name="T55"> </text:span><text:span text:style-name="T47">Script</text:span><text:span text:style-name="T55"> </text:span></text:p>
      <text:p text:style-name="P29"/>
      <text:p text:style-name="P18">Hivatkozás az azonosítóra:</text:p>
      <text:p text:style-name="P40"><text:soft-page-break/><text:span text:style-name="T1">CommonOperations.</text:span><text:span text:style-name="T2">getTranslation</text:span><text:span text:style-name="T1">(</text:span><text:span text:style-name="T47">"</text:span><text:span text:style-name="T49">valtozo.azonosito</text:span><text:span text:style-name="T47">"</text:span><text:span text:style-name="T1">)</text:span></text:p>
      <text:p text:style-name="P29"/>
      <text:p text:style-name="P29"/>
      <text:p text:style-name="P3">Paraméterezhető String</text:p>
      <text:p text:style-name="P28"/>
      <text:p text:style-name="P32">Property fájl példa:</text:p>
      <text:p text:style-name="P53">&lt;property.File_en_US.properties&gt;</text:p>
      <text:p text:style-name="P39"/>
      <text:p text:style-name="P39"><text:span text:style-name="T56">error.emptyfield </text:span><text:span text:style-name="T1">=</text:span><text:span text:style-name="T55"> </text:span><text:span text:style-name="T47">The</text:span><text:span text:style-name="T55"> </text:span><text:span text:style-name="T31">{0}</text:span><text:span text:style-name="T55"> </text:span><text:span text:style-name="T47">field</text:span><text:span text:style-name="T55"> </text:span><text:span text:style-name="T47">is</text:span><text:span text:style-name="T55"> </text:span><text:span text:style-name="T47">empty</text:span></text:p>
      <text:p text:style-name="P29"/>
      <text:p text:style-name="P32">Hivatkozás:</text:p>
      <text:p text:style-name="P38"><text:span text:style-name="T7">String message = MessageFormat.</text:span><text:span text:style-name="T3">format</text:span><text:span text:style-name="T7">( </text:span></text:p>
      <text:p text:style-name="P38"><text:span text:style-name="T7"><text:tab/></text:span><text:span text:style-name="T1">CommonOperations.</text:span><text:span text:style-name="T2">getTranslation</text:span><text:span text:style-name="T1">(</text:span><text:span text:style-name="T47">"errorduplicateelement"</text:span><text:span text:style-name="T1">), </text:span></text:p>
      <text:p text:style-name="P38"><text:span text:style-name="T1"><text:tab/></text:span><text:span text:style-name="T47">"</text:span><text:span text:style-name="T48">first</text:span><text:span text:style-name="T47">" </text:span></text:p>
      <text:p text:style-name="P68">)</text:p>
      <text:p text:style-name="P29"/>
      <text:p text:style-name="P29"/>
      <text:p text:style-name="P24"><text:span text:style-name="T60">Beviteli mező maszkolása </text:span><text:span text:style-name="T61">és validalása</text:span><text:span text:style-name="T60">-</text:span><text:span text:style-name="T62">Datum</text:span></text:p>
      <text:p text:style-name="P64">DateFormat dateFormat = <text:span text:style-name="T31">new</text:span> SimpleDateFormat( <text:span text:style-name="T47">"dd/mm/yyyy"</text:span> );</text:p>
      <text:p text:style-name="P34"><text:span text:style-name="T1"><text:tab/>dateFormat.setLenient( </text:span><text:span text:style-name="T31">false</text:span><text:span text:style-name="T1"> );</text:span></text:p>
      <text:p text:style-name="P34"><text:span text:style-name="T1"><text:tab/>Date dateTo = </text:span><text:span text:style-name="T31">null</text:span><text:span text:style-name="T1">;</text:span></text:p>
      <text:p text:style-name="P61"><text:tab/></text:p>
      <text:p text:style-name="P34"><text:span text:style-name="T1"><text:tab/></text:span><text:span text:style-name="T31">try</text:span><text:span text:style-name="T1"> {</text:span></text:p>
      <text:p text:style-name="P34"><text:span text:style-name="T1"><text:tab/><text:tab/></text:span><text:span text:style-name="T39">maskFormatterTo</text:span><text:span text:style-name="T1"> = </text:span><text:span text:style-name="T31">new</text:span><text:span text:style-name="T1"> MaskFormatter( </text:span><text:span text:style-name="T47">"##/##/####"</text:span><text:span text:style-name="T1"> );</text:span></text:p>
      <text:p text:style-name="P61"><text:tab/></text:p>
      <text:p text:style-name="P34"><text:span text:style-name="T1"><text:tab/><text:tab/></text:span><text:span text:style-name="T39">fieldTo</text:span><text:span text:style-name="T1"> = </text:span><text:span text:style-name="T31">new</text:span><text:span text:style-name="T1"> JFormattedTextField( </text:span><text:span text:style-name="T39">maskFormatterTo</text:span><text:span text:style-name="T1"> );<text:tab/><text:tab/></text:span></text:p>
      <text:p text:style-name="P34"><text:span text:style-name="T1"><text:tab/><text:tab/></text:span><text:span text:style-name="T39">fieldTo</text:span><text:span text:style-name="T1">.setText( dateFormat.format( dateTo ) );<text:tab/></text:span></text:p>
      <text:p text:style-name="P34"><text:span text:style-name="T1"><text:tab/><text:tab/></text:span><text:span text:style-name="T39">fieldTo</text:span><text:span text:style-name="T1">.setColumns(7);</text:span></text:p>
      <text:p text:style-name="P34"><text:span text:style-name="T1"><text:tab/><text:tab/></text:span><text:span text:style-name="T39">fieldTo</text:span><text:span text:style-name="T1">.setInputVerifier( </text:span><text:span text:style-name="T31">new</text:span><text:span text:style-name="T1"> InputVerifier() {</text:span></text:p>
      <text:p text:style-name="P34"><text:span text:style-name="T1"><text:tab/><text:tab/><text:tab/></text:span><text:span text:style-name="T57">@Override</text:span></text:p>
      <text:p text:style-name="P34"><text:span text:style-name="T1"><text:tab/><text:tab/><text:tab/></text:span><text:span text:style-name="T31">public</text:span><text:span text:style-name="T1"> </text:span><text:span text:style-name="T31">boolean</text:span><text:span text:style-name="T1"> verify(JComponent input) {</text:span></text:p>
      <text:p text:style-name="P61"><text:tab/><text:tab/><text:tab/><text:tab/>JTextField text = (JTextField)input;</text:p>
      <text:p text:style-name="P61"><text:tab/><text:tab/><text:tab/><text:tab/>String possibleValue = text.getText();</text:p>
      <text:p text:style-name="P34"><text:span text:style-name="T1"><text:tab/><text:tab/><text:tab/><text:tab/></text:span><text:span text:style-name="T31">try</text:span><text:span text:style-name="T1"> {</text:span></text:p>
      <text:p text:style-name="P34"><text:span text:style-name="T1"><text:tab/><text:tab/><text:tab/><text:tab/><text:tab/></text:span><text:span text:style-name="T25">//</text:span><text:span text:style-name="T26">Kiprobalja</text:span><text:span text:style-name="T25">, </text:span><text:span text:style-name="T26">hogy</text:span><text:span text:style-name="T25"> </text:span><text:span text:style-name="T26">konvertalhato</text:span><text:span text:style-name="T25">-e</text:span></text:p>
      <text:p text:style-name="P61"><text:tab/><text:tab/><text:tab/><text:tab/><text:tab/>Object value = getConverted(possibleValue);</text:p>
      <text:p text:style-name="P34"><text:span text:style-name="T1"><text:tab/><text:tab/><text:tab/><text:tab/><text:tab/></text:span><text:span text:style-name="T5">goodValue</text:span><text:span text:style-name="T1"> = possibleValue;</text:span></text:p>
      <text:p text:style-name="P34"><text:span text:style-name="T1"><text:tab/><text:tab/><text:tab/><text:tab/>} </text:span><text:span text:style-name="T31">catch</text:span><text:span text:style-name="T1"> (Exception e) {</text:span></text:p>
      <text:p text:style-name="P34"><text:span text:style-name="T1"><text:tab/><text:tab/><text:tab/><text:tab/><text:tab/>text.setText( </text:span><text:span text:style-name="T5">goodValue</text:span><text:span text:style-name="T1"> );</text:span></text:p>
      <text:p text:style-name="P37"><text:span text:style-name="T1"><text:tab/><text:tab/><text:tab/><text:tab/><text:tab/></text:span><text:span text:style-name="T31">return</text:span><text:span text:style-name="T1"> </text:span><text:span text:style-name="T31">false</text:span><text:span text:style-name="T1">;</text:span></text:p>
      <text:p text:style-name="P65"><text:tab/><text:tab/><text:tab/><text:tab/>}<text:tab/><text:tab/><text:tab/><text:tab/></text:p>
      <text:p text:style-name="P34"><text:span text:style-name="T1"><text:tab/><text:tab/><text:tab/><text:tab/></text:span><text:span text:style-name="T31">return</text:span><text:span text:style-name="T1"> </text:span><text:span text:style-name="T31">true</text:span><text:span text:style-name="T1">;</text:span></text:p>
      <text:p text:style-name="P61"><text:tab/><text:tab/><text:tab/>}</text:p>
      <text:p text:style-name="P34"><text:span text:style-name="T1"><text:tab/><text:tab/><text:tab/></text:span><text:span text:style-name="T31">public</text:span><text:span text:style-name="T1"> Object getConverted( String possibleValue ) </text:span><text:span text:style-name="T31">throws</text:span><text:span text:style-name="T1"> Exception{<text:tab/></text:span></text:p>
      <text:p text:style-name="P34"><text:span text:style-name="T1"><text:tab/><text:tab/><text:tab/><text:tab/></text:span><text:span text:style-name="T5">dateFormat</text:span><text:span text:style-name="T1">.setLenient(</text:span><text:span text:style-name="T31">false</text:span><text:span text:style-name="T1">);</text:span></text:p>
      <text:p text:style-name="P34"><text:span text:style-name="T1"><text:tab/><text:tab/><text:tab/><text:tab/>Date param = </text:span><text:span text:style-name="T5">dateFormat</text:span><text:span text:style-name="T1">.parse( possibleValue ); </text:span></text:p>
      <text:p text:style-name="P34"><text:span text:style-name="T1"><text:tab/><text:tab/><text:tab/><text:tab/></text:span><text:span text:style-name="T31">return</text:span><text:span text:style-name="T1"> </text:span><text:span text:style-name="T6">dateFormat</text:span><text:span text:style-name="T1">.format(param);<text:tab/></text:span></text:p>
      <text:p text:style-name="P65"><text:tab/><text:tab/><text:tab/>}</text:p>
      <text:p text:style-name="P65"><text:tab/><text:tab/>});</text:p>
      <text:p text:style-name="P34"><text:span text:style-name="T1"><text:tab/>} </text:span><text:span text:style-name="T31">catch</text:span><text:span text:style-name="T1"> (ParseException e2) {</text:span></text:p>
      <text:p text:style-name="P61"><text:tab/><text:tab/>e2.printStackTrace();<text:tab/><text:tab/></text:p>
      <text:p text:style-name="P61"><text:tab/>}</text:p>
      <text:p text:style-name="P29"/>
      <text:p text:style-name="P8">Egy Modalis ablak zárása ESC billentyű hatására</text:p>
      <text:p text:style-name="P35"><text:span text:style-name="T31">class</text:span><text:span text:style-name="T1"> MyDialog </text:span><text:span text:style-name="T31">extends</text:span><text:span text:style-name="T1"> JDialog{</text:span></text:p>
      <text:p text:style-name="P35"><text:span text:style-name="T1"><text:tab/></text:span><text:span text:style-name="T31">private</text:span><text:span text:style-name="T1"> </text:span><text:span text:style-name="T31">static</text:span><text:span text:style-name="T1"> </text:span><text:span text:style-name="T31">final</text:span><text:span text:style-name="T1"> </text:span><text:span text:style-name="T31">long</text:span><text:span text:style-name="T1"> </text:span><text:span text:style-name="T40">serialVersionUID</text:span><text:span text:style-name="T1"> = 1607956458285776550L;</text:span></text:p>
      <text:p text:style-name="P35"><text:span text:style-name="T1"><text:tab/></text:span><text:span text:style-name="T31">public</text:span><text:span text:style-name="T1"> MyDialog( Component parent ){</text:span></text:p>
      <text:p text:style-name="P35"><text:span text:style-name="T1"><text:tab/><text:tab/></text:span><text:span text:style-name="T31">super</text:span><text:span text:style-name="T1">( );</text:span></text:p>
      <text:p text:style-name="P62"><text:tab/><text:tab/></text:p>
      <text:p text:style-name="P35"><text:span text:style-name="T1"><text:tab/><text:tab/></text:span><text:span text:style-name="T25">//ESC hatasara lezarodik az ablak</text:span></text:p>
      <text:p text:style-name="P35"><text:span text:style-name="T1"><text:tab/><text:tab/>KeyStroke escapeKeyStroke = KeyStroke.</text:span><text:span text:style-name="T2">getKeyStroke</text:span><text:span text:style-name="T1">(KeyEvent.</text:span><text:span text:style-name="T40">VK_ESCAPE</text:span><text:span text:style-name="T1">, 0, </text:span><text:span text:style-name="T31">false</text:span><text:span text:style-name="T1">);</text:span></text:p>
      <text:p text:style-name="P35"><text:span text:style-name="T1"><text:tab/><text:tab/>Action escapeAction = </text:span><text:span text:style-name="T31">new</text:span><text:span text:style-name="T1"> AbstractAction() {</text:span></text:p>
      <text:p text:style-name="P35"><text:span text:style-name="T1"><text:tab/><text:tab/><text:tab/></text:span><text:span text:style-name="T31">private</text:span><text:span text:style-name="T1"> </text:span><text:span text:style-name="T31">static</text:span><text:span text:style-name="T1"> </text:span><text:span text:style-name="T31">final</text:span><text:span text:style-name="T1"> </text:span><text:span text:style-name="T31">long</text:span><text:span text:style-name="T1"> </text:span><text:span text:style-name="T40">serialVersionUID</text:span><text:span text:style-name="T1"> = -1790341706165622733L;</text:span></text:p>
      <text:p text:style-name="P35"><text:span text:style-name="T1"><text:tab/><text:tab/><text:tab/></text:span><text:span text:style-name="T31">public</text:span><text:span text:style-name="T1"> </text:span><text:span text:style-name="T31">void</text:span><text:span text:style-name="T1"> actionPerformed(ActionEvent e) {</text:span></text:p>
      <text:p text:style-name="P35"><text:span text:style-name="T1"><text:tab/><text:tab/><text:tab/><text:tab/>MyDialog.</text:span><text:span text:style-name="T31">this</text:span><text:span text:style-name="T1">.close();</text:span></text:p>
      <text:p text:style-name="P62"><text:tab/><text:tab/><text:tab/>}</text:p>
      <text:p text:style-name="P62"><text:tab/><text:tab/>};</text:p>
      <text:p text:style-name="P35"><text:span text:style-name="T1"><text:tab/></text:span><text:span text:style-name="T31">this</text:span><text:span text:style-name="T1">.getRootPane().getInputMap(JComponent.</text:span><text:span text:style-name="T40">WHEN_IN_FOCUSED_WINDOW</text:span><text:span text:style-name="T1">).put(escapeKeyStroke, </text:span><text:span text:style-name="T47">"ESCAPE"</text:span><text:span text:style-name="T1">);</text:span></text:p>
      <text:p text:style-name="P36"><text:soft-page-break/><text:span text:style-name="T1"><text:tab/><text:tab/></text:span><text:span text:style-name="T31">this</text:span><text:span text:style-name="T1">.getRootPane().getActionMap().put(</text:span><text:span text:style-name="T47">"ESCAPE"</text:span><text:span text:style-name="T1">, escapeAction);</text:span></text:p>
      <text:p text:style-name="P63"><text:tab/><text:tab/></text:p>
      <text:p text:style-name="P35"><text:span text:style-name="T1"><text:tab/><text:tab/></text:span><text:span text:style-name="T25">//Modalis lesz az ablak</text:span></text:p>
      <text:p text:style-name="P35"><text:span text:style-name="T1"><text:tab/><text:tab/></text:span><text:span text:style-name="T31">this</text:span><text:span text:style-name="T1">.setModal( </text:span><text:span text:style-name="T31">true</text:span><text:span text:style-name="T1"> );</text:span></text:p>
      <text:p text:style-name="P62"><text:tab/></text:p>
      <text:p text:style-name="P35"><text:span text:style-name="T1"><text:tab/><text:tab/></text:span><text:span text:style-name="T25">//A fo ablak kozepere igazitja a dialogus ablakot</text:span></text:p>
      <text:p text:style-name="P35"><text:span text:style-name="T1"><text:tab/><text:tab/></text:span><text:span text:style-name="T31">this</text:span><text:span text:style-name="T1">.setLocationRelativeTo( parent );</text:span></text:p>
      <text:p text:style-name="P35"><text:span text:style-name="T1"><text:tab/><text:tab/></text:span><text:span text:style-name="T31">this</text:span><text:span text:style-name="T1">.setLayout( </text:span><text:span text:style-name="T31">new</text:span><text:span text:style-name="T1"> BorderLayout() );</text:span></text:p>
      <text:p text:style-name="P62"><text:tab/></text:p>
      <text:p text:style-name="P35"><text:span text:style-name="T1"><text:tab/><text:tab/></text:span><text:span text:style-name="T31">this</text:span><text:span text:style-name="T1">.setSize(300 , 500);</text:span></text:p>
      <text:p text:style-name="P62"><text:tab/></text:p>
      <text:p text:style-name="P35"><text:span text:style-name="T1"><text:tab/><text:tab/></text:span><text:span text:style-name="T25">//this.pack();</text:span></text:p>
      <text:p text:style-name="P35"><text:span text:style-name="T1"><text:tab/><text:tab/></text:span><text:span text:style-name="T31">this</text:span><text:span text:style-name="T1">.setVisible( </text:span><text:span text:style-name="T31">true</text:span><text:span text:style-name="T1"> );</text:span></text:p>
      <text:p text:style-name="P62"><text:tab/>}</text:p>
      <text:p text:style-name="P35"/>
      <text:p text:style-name="P35"><text:span text:style-name="T1"><text:tab/></text:span><text:span text:style-name="T31">public</text:span><text:span text:style-name="T1"> </text:span><text:span text:style-name="T31">void</text:span><text:span text:style-name="T1"> close() {</text:span></text:p>
      <text:p text:style-name="P35"><text:span text:style-name="T1"><text:tab/><text:tab/>setVisible(</text:span><text:span text:style-name="T31">false</text:span><text:span text:style-name="T1">); </text:span></text:p>
      <text:p text:style-name="P62"><text:tab/><text:tab/>dispose(); <text:s text:c="3"/></text:p>
      <text:p text:style-name="P62"><text:tab/>}</text:p>
      <text:p text:style-name="P62">}</text:p>
      <text:p text:style-name="P29"/>
      <text:p text:style-name="P9">Image kezelés</text:p>
      <text:p text:style-name="P47"><text:span text:style-name="T31">public</text:span><text:span text:style-name="T1"> </text:span><text:span text:style-name="T31">static</text:span><text:span text:style-name="T1"> ImageIcon createImageIcon(String file) {</text:span></text:p>
      <text:p text:style-name="P47"><text:span text:style-name="T1"><text:tab/> ClassLoader classLoader = Thread.</text:span><text:span text:style-name="T2">currentThread</text:span><text:span text:style-name="T1">().getContextClassLoader();</text:span></text:p>
      <text:p text:style-name="P47"/>
      <text:p text:style-name="P47"><text:span text:style-name="T1"><text:tab/> </text:span><text:span text:style-name="T25">//</text:span><text:span text:style-name="T58">TODO</text:span><text:span text:style-name="T25"> </text:span><text:span text:style-name="T26">kitalalni</text:span><text:span text:style-name="T25"> </text:span><text:span text:style-name="T26">valami</text:span><text:span text:style-name="T25"> </text:span><text:span text:style-name="T26">inteligensebb</text:span><text:span text:style-name="T25"> format</text:span></text:p>
      <text:p text:style-name="P47"><text:span text:style-name="T1"><text:tab/> java.net.URL imgURL = classLoader.getResource( </text:span><text:span text:style-name="T47">"hu/akoel/grawit/icons/"</text:span><text:span text:style-name="T1"> + file );</text:span></text:p>
      <text:p text:style-name="P47"><text:span text:style-name="T1"><text:tab/> </text:span><text:span text:style-name="T31">if</text:span><text:span text:style-name="T1"> (imgURL != </text:span><text:span text:style-name="T31">null</text:span><text:span text:style-name="T1">) {</text:span></text:p>
      <text:p text:style-name="P47"><text:span text:style-name="T1"><text:tab/><text:tab/> </text:span><text:span text:style-name="T31">return</text:span><text:span text:style-name="T1"> </text:span><text:span text:style-name="T31">new</text:span><text:span text:style-name="T1"> ImageIcon(imgURL);</text:span></text:p>
      <text:p text:style-name="P47"><text:span text:style-name="T1"><text:tab/> } </text:span><text:span text:style-name="T31">else</text:span><text:span text:style-name="T1"> {<text:tab/> <text:s text:c="10"/></text:span></text:p>
      <text:p text:style-name="P47"><text:span text:style-name="T1"><text:tab/><text:tab/> </text:span><text:span text:style-name="T31">return</text:span><text:span text:style-name="T1"> </text:span><text:span text:style-name="T31">null</text:span><text:span text:style-name="T1">;</text:span></text:p>
      <text:p text:style-name="P69"><text:tab/> }</text:p>
      <text:p text:style-name="P69"><text:s/>}</text:p>
      <text:p text:style-name="P46"/>
      <text:p text:style-name="P46">…</text:p>
      <text:p text:style-name="P46"/>
      <text:p text:style-name="P54"><text:span text:style-name="T1">javax.swing.ImageIcon <text:s/></text:span><text:span text:style-name="T11">myIcon</text:span><text:span text:style-name="T1"> = CommonOperations.</text:span><text:span text:style-name="T2">createImageIcon</text:span><text:span text:style-name="T1">(</text:span><text:span text:style-name="T47">"</text:span><text:span text:style-name="T51">image_file_name</text:span><text:span text:style-name="T47">.png"</text:span><text:span text:style-name="T1">);</text:span></text:p>
      <text:p text:style-name="P55"><text:span text:style-name="T1">JButton </text:span><text:span text:style-name="T42">my</text:span><text:span text:style-name="T39">Button</text:span><text:span text:style-name="T1"> = </text:span><text:span text:style-name="T30">new</text:span><text:span text:style-name="T1"> JButton();</text:span></text:p>
      <text:p text:style-name="P49"><text:span text:style-name="T44">my</text:span><text:span text:style-name="T43">Button</text:span><text:span text:style-name="T12">.setIcon(</text:span><text:span text:style-name="T13">my</text:span><text:span text:style-name="T12">Icon);</text:span></text:p>
      <text:p text:style-name="P30"/>
      <text:p text:style-name="P31"/>
      <text:p text:style-name="P10">Calendar használata</text:p>
      <text:p text:style-name="P48"><text:span text:style-name="T1">DateFormat dateFormat = </text:span><text:span text:style-name="T31">new</text:span><text:span text:style-name="T1"> SimpleDateFormat(</text:span><text:span text:style-name="T47">"yyyy/MM/dd HH:mm:ss"</text:span><text:span text:style-name="T1">);</text:span></text:p>
      <text:p text:style-name="P48"><text:span text:style-name="T1">Calendar cal = Calendar.</text:span><text:span text:style-name="T2">getInstance</text:span><text:span text:style-name="T1">();</text:span></text:p>
      <text:p text:style-name="P48"><text:span text:style-name="T1">System.</text:span><text:span text:style-name="T40">out</text:span><text:span text:style-name="T1">.println(dateFormat.format(cal.getTime()));</text:span><text:span text:style-name="T9"><text:tab/></text:span></text:p>
      <text:p text:style-name="P29"/>
      <text:p text:style-name="P11">Szám kezelése egy JTextField mezőben</text:p>
      <text:p text:style-name="P50"><text:span text:style-name="T1">JTextField fieldLength = </text:span><text:span text:style-name="T31">new</text:span><text:span text:style-name="T1"> JTextField( </text:span><text:span text:style-name="T47">"0"</text:span><text:span text:style-name="T1"> );</text:span></text:p>
      <text:p text:style-name="P50"><text:span text:style-name="T1">fieldLength.setInputVerifier( </text:span><text:span text:style-name="T31">new</text:span><text:span text:style-name="T1"> InputVerifier() {</text:span></text:p>
      <text:p text:style-name="P50"><text:span text:style-name="T1"><text:tab/>String </text:span><text:span text:style-name="T39">goodValue</text:span><text:span text:style-name="T1"> = String.</text:span><text:span text:style-name="T2">valueOf</text:span><text:span text:style-name="T1">( 0 );</text:span></text:p>
      <text:p text:style-name="P50"/>
      <text:p text:style-name="P50"><text:span text:style-name="T1"><text:tab/></text:span><text:span text:style-name="T57">@Override</text:span></text:p>
      <text:p text:style-name="P50"><text:span text:style-name="T1"><text:tab/></text:span><text:span text:style-name="T31">public</text:span><text:span text:style-name="T1"> </text:span><text:span text:style-name="T31">boolean</text:span><text:span text:style-name="T1"> verify(JComponent input) {</text:span></text:p>
      <text:p text:style-name="P70"><text:tab/><text:tab/>JTextField text = (JTextField)input;</text:p>
      <text:p text:style-name="P70"><text:tab/><text:tab/>String possibleValue = text.getText();</text:p>
      <text:p text:style-name="P50"><text:span text:style-name="T1"><text:tab/><text:tab/></text:span><text:span text:style-name="T31">try</text:span><text:span text:style-name="T1">{</text:span></text:p>
      <text:p text:style-name="P50"><text:span text:style-name="T1"><text:tab/><text:tab/><text:tab/>Integer.</text:span><text:span text:style-name="T2">valueOf</text:span><text:span text:style-name="T1">( possibleValue);</text:span></text:p>
      <text:p text:style-name="P50"><text:span text:style-name="T1"><text:tab/><text:tab/><text:tab/></text:span><text:span text:style-name="T39">goodValue</text:span><text:span text:style-name="T1"> = possibleValue;</text:span></text:p>
      <text:p text:style-name="P50"><text:span text:style-name="T1"><text:tab/><text:tab/>}</text:span><text:span text:style-name="T31">catch</text:span><text:span text:style-name="T1">( Exception e){</text:span></text:p>
      <text:p text:style-name="P50"><text:span text:style-name="T1"><text:tab/><text:tab/><text:tab/>text.setText( </text:span><text:span text:style-name="T39">goodValue</text:span><text:span text:style-name="T1">);</text:span></text:p>
      <text:p text:style-name="P50"><text:span text:style-name="T1"><text:tab/><text:tab/><text:tab/></text:span><text:span text:style-name="T31">return</text:span><text:span text:style-name="T1"> </text:span><text:span text:style-name="T31">false</text:span><text:span text:style-name="T1">;</text:span></text:p>
      <text:p text:style-name="P70"><text:tab/><text:tab/>}</text:p>
      <text:p text:style-name="P50"><text:span text:style-name="T1"><text:tab/><text:tab/></text:span><text:span text:style-name="T31">return</text:span><text:span text:style-name="T1"> </text:span><text:span text:style-name="T31">true</text:span><text:span text:style-name="T1">;</text:span></text:p>
      <text:p text:style-name="P70"><text:tab/>}</text:p>
      <text:p text:style-name="P70">});</text:p>
      <text:p text:style-name="P29"/>
      <text:p text:style-name="P33">Másik megoldás egy saját JTextField definiálásával</text:p>
      <text:p text:style-name="P51"><text:span text:style-name="T31">public</text:span><text:span text:style-name="T1"> </text:span><text:span text:style-name="T31">class</text:span><text:span text:style-name="T1"> IntTextField </text:span><text:span text:style-name="T31">extends</text:span><text:span text:style-name="T1"> JTextField {</text:span></text:p>
      <text:p text:style-name="P51"><text:span text:style-name="T1"><text:tab/></text:span><text:span text:style-name="T31">private</text:span><text:span text:style-name="T1"> </text:span><text:span text:style-name="T31">static</text:span><text:span text:style-name="T1"> </text:span><text:span text:style-name="T31">final</text:span><text:span text:style-name="T1"> </text:span><text:span text:style-name="T31">long</text:span><text:span text:style-name="T1"> </text:span><text:span text:style-name="T40">serialVersionUID</text:span><text:span text:style-name="T1"> = 1L;</text:span></text:p>
      <text:p text:style-name="P51"><text:soft-page-break/><text:span text:style-name="T1"><text:tab/></text:span><text:span text:style-name="T31">private</text:span><text:span text:style-name="T1"> </text:span><text:span text:style-name="T31">int</text:span><text:span text:style-name="T1"> </text:span><text:span text:style-name="T39">size</text:span><text:span text:style-name="T1"> = 0;</text:span></text:p>
      <text:p text:style-name="P51"/>
      <text:p text:style-name="P51"><text:span text:style-name="T1"><text:tab/></text:span><text:span text:style-name="T31">public</text:span><text:span text:style-name="T1"> IntTextField(</text:span><text:span text:style-name="T31">int</text:span><text:span text:style-name="T1"> defval, </text:span><text:span text:style-name="T31">int</text:span><text:span text:style-name="T1"> size) {</text:span></text:p>
      <text:p text:style-name="P51"><text:span text:style-name="T1"><text:tab/><text:tab/></text:span><text:span text:style-name="T31">super</text:span><text:span text:style-name="T1">(</text:span><text:span text:style-name="T47">""</text:span><text:span text:style-name="T1"> + defval, size);</text:span></text:p>
      <text:p text:style-name="P51"><text:span text:style-name="T1"><text:tab/><text:tab/></text:span><text:span text:style-name="T31">this</text:span><text:span text:style-name="T1">.</text:span><text:span text:style-name="T39">size</text:span><text:span text:style-name="T1"> = size;</text:span></text:p>
      <text:p text:style-name="P71"><text:tab/>}</text:p>
      <text:p text:style-name="P51"><text:span text:style-name="T1"><text:tab/></text:span><text:span text:style-name="T31">protected</text:span><text:span text:style-name="T1"> Document createDefaultModel() {</text:span></text:p>
      <text:p text:style-name="P51"><text:span text:style-name="T1"><text:tab/><text:tab/></text:span><text:span text:style-name="T31">return</text:span><text:span text:style-name="T1"> </text:span><text:span text:style-name="T31">new</text:span><text:span text:style-name="T1"> IntTextDocument();</text:span></text:p>
      <text:p text:style-name="P71"><text:tab/>}</text:p>
      <text:p text:style-name="P51"><text:span text:style-name="T1"><text:tab/></text:span><text:span text:style-name="T31">public</text:span><text:span text:style-name="T1"> </text:span><text:span text:style-name="T31">boolean</text:span><text:span text:style-name="T1"> isValid() {</text:span></text:p>
      <text:p text:style-name="P51"><text:span text:style-name="T1"><text:tab/><text:tab/></text:span><text:span text:style-name="T31">try</text:span><text:span text:style-name="T1"> {</text:span></text:p>
      <text:p text:style-name="P51"><text:span text:style-name="T1"><text:tab/><text:tab/><text:tab/>Integer.</text:span><text:span text:style-name="T2">parseInt</text:span><text:span text:style-name="T1">(getText());</text:span></text:p>
      <text:p text:style-name="P51"><text:span text:style-name="T1"><text:tab/><text:tab/><text:tab/></text:span><text:span text:style-name="T31">return</text:span><text:span text:style-name="T1"> </text:span><text:span text:style-name="T31">true</text:span><text:span text:style-name="T1">;</text:span></text:p>
      <text:p text:style-name="P51"><text:span text:style-name="T1"><text:tab/><text:tab/>} </text:span><text:span text:style-name="T31">catch</text:span><text:span text:style-name="T1"> (NumberFormatException|NullPointerException e) {</text:span></text:p>
      <text:p text:style-name="P51"><text:span text:style-name="T1"><text:tab/><text:tab/><text:tab/></text:span><text:span text:style-name="T31">return</text:span><text:span text:style-name="T1"> </text:span><text:span text:style-name="T31">false</text:span><text:span text:style-name="T1">;</text:span></text:p>
      <text:p text:style-name="P71"><text:tab/><text:tab/>}</text:p>
      <text:p text:style-name="P71"><text:tab/>}</text:p>
      <text:p text:style-name="P51"><text:span text:style-name="T1"><text:tab/></text:span><text:span text:style-name="T31">public</text:span><text:span text:style-name="T1"> </text:span><text:span text:style-name="T31">int</text:span><text:span text:style-name="T1"> getValue() {</text:span></text:p>
      <text:p text:style-name="P51"><text:span text:style-name="T1"><text:tab/><text:tab/></text:span><text:span text:style-name="T31">try</text:span><text:span text:style-name="T1"> {</text:span></text:p>
      <text:p text:style-name="P51"><text:span text:style-name="T1"><text:tab/><text:tab/><text:tab/></text:span><text:span text:style-name="T31">return</text:span><text:span text:style-name="T1"> Integer.</text:span><text:span text:style-name="T2">parseInt</text:span><text:span text:style-name="T1">(getText());</text:span></text:p>
      <text:p text:style-name="P51"><text:span text:style-name="T1"><text:tab/><text:tab/>} </text:span><text:span text:style-name="T31">catch</text:span><text:span text:style-name="T1"> (NumberFormatException e) {</text:span></text:p>
      <text:p text:style-name="P51"><text:span text:style-name="T1"><text:tab/><text:tab/><text:tab/></text:span><text:span text:style-name="T31">return</text:span><text:span text:style-name="T1"> 0;</text:span></text:p>
      <text:p text:style-name="P71"><text:tab/><text:tab/>}</text:p>
      <text:p text:style-name="P71"><text:tab/>}</text:p>
      <text:p text:style-name="P51"><text:span text:style-name="T1"><text:tab/></text:span><text:span text:style-name="T31">class</text:span><text:span text:style-name="T1"> IntTextDocument </text:span><text:span text:style-name="T31">extends</text:span><text:span text:style-name="T1"> PlainDocument {</text:span></text:p>
      <text:p text:style-name="P51"><text:span text:style-name="T1"><text:tab/><text:tab/></text:span><text:span text:style-name="T31">private</text:span><text:span text:style-name="T1"> </text:span><text:span text:style-name="T31">static</text:span><text:span text:style-name="T1"> </text:span><text:span text:style-name="T31">final</text:span><text:span text:style-name="T1"> </text:span><text:span text:style-name="T31">long</text:span><text:span text:style-name="T1"> </text:span><text:span text:style-name="T40">serialVersionUID</text:span><text:span text:style-name="T1"> = 1L;</text:span></text:p>
      <text:p text:style-name="P51"><text:span text:style-name="T1"><text:tab/><text:tab/></text:span><text:span text:style-name="T31">public</text:span><text:span text:style-name="T1"> </text:span><text:span text:style-name="T31">void</text:span><text:span text:style-name="T1"> insertString(</text:span><text:span text:style-name="T31">int</text:span><text:span text:style-name="T1"> offs, String str, AttributeSet a)</text:span><text:span text:style-name="T31">throws</text:span><text:span text:style-name="T1"> BadLocationException {</text:span></text:p>
      <text:p text:style-name="P51"><text:span text:style-name="T1"><text:tab/><text:tab/><text:tab/></text:span><text:span text:style-name="T31">if</text:span><text:span text:style-name="T1"> (str == </text:span><text:span text:style-name="T31">null</text:span><text:span text:style-name="T1">)</text:span></text:p>
      <text:p text:style-name="P51"><text:span text:style-name="T1"><text:tab/><text:tab/><text:tab/><text:tab/></text:span><text:span text:style-name="T31">return</text:span><text:span text:style-name="T1">;</text:span></text:p>
      <text:p text:style-name="P71"><text:tab/><text:tab/><text:tab/>String oldString = getText(0, getLength());</text:p>
      <text:p text:style-name="P71"><text:tab/><text:tab/><text:tab/>String newString = oldString.substring(0, offs) + str + oldString.substring(offs);</text:p>
      <text:p text:style-name="P51"><text:span text:style-name="T1"><text:tab/><text:tab/><text:tab/></text:span><text:span text:style-name="T31">if</text:span><text:span text:style-name="T1">( newString.length() &lt;= </text:span><text:span text:style-name="T39">size</text:span><text:span text:style-name="T1"> ){</text:span></text:p>
      <text:p text:style-name="P51"><text:span text:style-name="T1"><text:tab/><text:tab/><text:tab/><text:tab/></text:span><text:span text:style-name="T31">try</text:span><text:span text:style-name="T1"> {</text:span></text:p>
      <text:p text:style-name="P51"><text:span text:style-name="T1"><text:tab/><text:tab/><text:tab/><text:tab/><text:tab/>Integer.</text:span><text:span text:style-name="T2">parseInt</text:span><text:span text:style-name="T1">(newString + </text:span><text:span text:style-name="T47">"0"</text:span><text:span text:style-name="T1">);</text:span></text:p>
      <text:p text:style-name="P51"><text:span text:style-name="T1"><text:tab/><text:tab/><text:tab/><text:tab/><text:tab/></text:span><text:span text:style-name="T31">super</text:span><text:span text:style-name="T1">.insertString(offs, str, a);</text:span></text:p>
      <text:p text:style-name="P51"><text:span text:style-name="T1"><text:tab/><text:tab/><text:tab/><text:tab/>} </text:span><text:span text:style-name="T31">catch</text:span><text:span text:style-name="T1"> (NumberFormatException e) {</text:span></text:p>
      <text:p text:style-name="P71"><text:tab/><text:tab/><text:tab/><text:tab/>}</text:p>
      <text:p text:style-name="P71"><text:tab/><text:tab/><text:tab/>}<text:tab/><text:tab/><text:tab/></text:p>
      <text:p text:style-name="P71"><text:tab/><text:tab/>}</text:p>
      <text:p text:style-name="P71"><text:tab/>}</text:p>
      <text:p text:style-name="P71">}<text:tab/></text:p>
      <text:p text:style-name="P29"/>
      <text:p text:style-name="P12">Nimbus look and feel</text:p>
      <text:p text:style-name="P52"><text:span text:style-name="T31">import</text:span><text:span text:style-name="T1"> java.awt.*;</text:span></text:p>
      <text:p text:style-name="P34"><text:span text:style-name="T31">import</text:span><text:span text:style-name="T1"> javax.swing.*;</text:span></text:p>
      <text:p text:style-name="P34"><text:span text:style-name="T31">import</text:span><text:span text:style-name="T1"> javax.swing.UIManager.LookAndFeelInfo;</text:span></text:p>
      <text:p text:style-name="P34"><text:span text:style-name="T31">import</text:span><text:span text:style-name="T1"> javax.swing.text.*;</text:span></text:p>
      <text:p text:style-name="P34"/>
      <text:p text:style-name="P34"><text:span text:style-name="T31">public</text:span><text:span text:style-name="T1"> </text:span><text:span text:style-name="T31">class</text:span><text:span text:style-name="T1"> MyTest </text:span><text:span text:style-name="T31">extends</text:span><text:span text:style-name="T1"> JFrame{</text:span></text:p>
      <text:p text:style-name="P34"><text:span text:style-name="T1"><text:tab/></text:span><text:span text:style-name="T31">private</text:span><text:span text:style-name="T1"> </text:span><text:span text:style-name="T31">static</text:span><text:span text:style-name="T1"> </text:span><text:span text:style-name="T31">final</text:span><text:span text:style-name="T1"> </text:span><text:span text:style-name="T31">long</text:span><text:span text:style-name="T1"> </text:span><text:span text:style-name="T40">serialVersionUID</text:span><text:span text:style-name="T1"> = 8039927621268023511L;</text:span></text:p>
      <text:p text:style-name="P61"><text:tab/></text:p>
      <text:p text:style-name="P34"><text:span text:style-name="T1"><text:tab/></text:span><text:span text:style-name="T31">public</text:span><text:span text:style-name="T1"> SimpleAttributeSet </text:span><text:span text:style-name="T39">ATTRIBUTE_NORMAL</text:span><text:span text:style-name="T1">;</text:span></text:p>
      <text:p text:style-name="P34"><text:span text:style-name="T1"><text:tab/></text:span><text:span text:style-name="T31">public</text:span><text:span text:style-name="T1"> SimpleAttributeSet </text:span><text:span text:style-name="T39">ATTRIBUTE_ATTENTION</text:span><text:span text:style-name="T1">;</text:span></text:p>
      <text:p text:style-name="P61"><text:tab/></text:p>
      <text:p text:style-name="P34"><text:span text:style-name="T1"><text:tab/></text:span><text:span text:style-name="T31">public</text:span><text:span text:style-name="T1"> </text:span><text:span text:style-name="T31">static</text:span><text:span text:style-name="T1"> </text:span><text:span text:style-name="T31">void</text:span><text:span text:style-name="T1"> main(String[] args) {</text:span></text:p>
      <text:p text:style-name="P34"><text:span text:style-name="T1"><text:tab/><text:tab/></text:span><text:span text:style-name="T31">new</text:span><text:span text:style-name="T1"> MyTest();</text:span></text:p>
      <text:p text:style-name="P61"><text:tab/>}</text:p>
      <text:p text:style-name="P34"><text:span text:style-name="T1"><text:tab/></text:span><text:span text:style-name="T31">public</text:span><text:span text:style-name="T1"> MyTest() {</text:span></text:p>
      <text:p text:style-name="P34"><text:span text:style-name="T14"><text:tab/><text:tab/></text:span><text:span text:style-name="T31">super</text:span><text:span text:style-name="T1">( </text:span><text:span text:style-name="T47">"Test"</text:span><text:span text:style-name="T1"> );</text:span></text:p>
      <text:p text:style-name="P34"><text:span text:style-name="T14"><text:tab/><text:tab/></text:span><text:span text:style-name="T31">try</text:span><text:span text:style-name="T1"> { <text:s text:c="7"/><text:tab/></text:span></text:p>
      <text:p text:style-name="P34"><text:span text:style-name="T1"><text:tab/><text:tab/><text:tab/></text:span><text:span text:style-name="T31">for</text:span><text:span text:style-name="T1"> (LookAndFeelInfo info : UIManager.</text:span><text:span text:style-name="T2">getInstalledLookAndFeels</text:span><text:span text:style-name="T1">()) {</text:span></text:p>
      <text:p text:style-name="P34"><text:span text:style-name="T1"><text:tab/><text:tab/><text:tab/><text:tab/></text:span><text:span text:style-name="T31">if</text:span><text:span text:style-name="T1"> (</text:span><text:span text:style-name="T47">"Nimbus"</text:span><text:span text:style-name="T1">.equals(info.getName())) {</text:span></text:p>
      <text:p text:style-name="P34"><text:span text:style-name="T1"><text:tab/><text:tab/><text:tab/><text:tab/><text:tab/>UIManager.</text:span><text:span text:style-name="T2">setLookAndFeel</text:span><text:span text:style-name="T1">(info.getClassName());</text:span></text:p>
      <text:p text:style-name="P34"><text:span text:style-name="T1"><text:tab/><text:tab/><text:tab/><text:tab/><text:tab/></text:span><text:span text:style-name="T31">break</text:span><text:span text:style-name="T1">;</text:span></text:p>
      <text:p text:style-name="P61"><text:tab/><text:tab/><text:tab/><text:tab/>} <text:s text:c="15"/></text:p>
      <text:p text:style-name="P61"><text:tab/><text:tab/><text:tab/>}</text:p>
      <text:p text:style-name="P34"><text:span text:style-name="T1"><text:tab/><text:tab/>} </text:span><text:span text:style-name="T36">catch</text:span><text:span text:style-name="T15"> (ClassNotFoundException | InstantiationException| IllegalAccessException | UnsupportedLookAndFeelException e) {</text:span></text:p>
      <text:p text:style-name="P61"><text:tab/><text:tab/><text:tab/>e.printStackTrace();</text:p>
      <text:p text:style-name="P34"><text:span text:style-name="T1"><text:tab/><text:tab/><text:tab/>System.</text:span><text:span text:style-name="T2">exit</text:span><text:span text:style-name="T1">( -1 );</text:span></text:p>
      <text:p text:style-name="P61"><text:tab/><text:tab/>}<text:tab/> <text:s text:c="6"/></text:p>
      <text:p text:style-name="P34"><text:soft-page-break/><text:span text:style-name="T1"><text:tab/><text:tab/></text:span><text:span text:style-name="T31">this</text:span><text:span text:style-name="T1">.setDefaultCloseOperation(JFrame.</text:span><text:span text:style-name="T40">EXIT_ON_CLOSE</text:span><text:span text:style-name="T1">);</text:span></text:p>
      <text:p text:style-name="P34"><text:span text:style-name="T1"><text:s/><text:tab/><text:tab/></text:span><text:span text:style-name="T31">this</text:span><text:span text:style-name="T1">.setSize( 300, 200 );</text:span></text:p>
      <text:p text:style-name="P34"><text:span text:style-name="T14"><text:tab/><text:tab/></text:span><text:span text:style-name="T31">this</text:span><text:span text:style-name="T1">.setLayout( </text:span><text:span text:style-name="T31">new</text:span><text:span text:style-name="T1"> BorderLayout() );</text:span></text:p>
      <text:p text:style-name="P34"><text:span text:style-name="T14"><text:tab/><text:tab/></text:span><text:span text:style-name="T31">this</text:span><text:span text:style-name="T1">.setLocationRelativeTo(</text:span><text:span text:style-name="T31">null</text:span><text:span text:style-name="T1">);</text:span></text:p>
      <text:p text:style-name="P34"><text:span text:style-name="T1"><text:tab/><text:tab/></text:span><text:span text:style-name="T31">this</text:span><text:span text:style-name="T1">.setVisible(</text:span><text:span text:style-name="T31">true</text:span><text:span text:style-name="T1">);</text:span></text:p>
      <text:p text:style-name="P61"><text:tab/>}</text:p>
      <text:p text:style-name="P61">}</text:p>
      <text:p text:style-name="P4"/>
      <text:p text:style-name="P13">Egy komponens (JPanel) elérése BorderLayout elrendező esetén a CENTER pozicióban</text:p>
      <text:p text:style-name="P74">BorderLayout layout = (BorderLayout)<text:span text:style-name="T31">this</text:span>.getLayout();</text:p>
      <text:p text:style-name="P56"><text:span text:style-name="T1">JPanel mainPanel = (JPanel)layout.getLayoutComponent( BorderLayout.</text:span><text:span text:style-name="T40">CENTER</text:span><text:span text:style-name="T1"> );</text:span></text:p>
      <text:p text:style-name="P5"/>
      <text:p text:style-name="P14">Iteráció a HasMap-en</text:p>
      <text:p text:style-name="P19"/>
      <text:p text:style-name="P25">Ha kell a kulcs is és az érték is</text:p>
      <text:p text:style-name="P75">Map&lt;String, Object&gt; map;</text:p>
      <text:p text:style-name="P84">//...</text:p>
      <text:p text:style-name="P75"><text:span text:style-name="T31">for</text:span> (Map.Entry&lt;String, Object&gt; entry : <text:span text:style-name="T59">map</text:span>.entrySet()) {</text:p>
      <text:p text:style-name="P75"><text:tab/>String key = entry.getKey();</text:p>
      <text:p text:style-name="P75"><text:tab/>Object value = entry.getValue();</text:p>
      <text:p text:style-name="P57"><text:span text:style-name="T1"><text:tab/></text:span><text:span text:style-name="T25">// ...</text:span></text:p>
      <text:p text:style-name="P75">}</text:p>
      <text:p text:style-name="P20"/>
      <text:p text:style-name="P22">Ha csak <text:s/>a kulcs kell</text:p>
      <text:p text:style-name="P75"><text:span text:style-name="T31">for</text:span> (String key : <text:span text:style-name="T59">map</text:span>.keySet()) {</text:p>
      <text:p text:style-name="P56"><text:span text:style-name="T1"><text:tab/></text:span><text:span text:style-name="T25">// ...</text:span></text:p>
      <text:p text:style-name="P76">}</text:p>
      <text:p text:style-name="P79"/>
      <text:p text:style-name="P22">Ha csak <text:s/>az érték kell</text:p>
      <text:p text:style-name="P59"><text:span text:style-name="T31">for</text:span><text:span text:style-name="T1"> (Object value : </text:span><text:span text:style-name="T6">map</text:span><text:span text:style-name="T1">.values()) {</text:span></text:p>
      <text:p text:style-name="P58"><text:span text:style-name="T1"><text:tab/></text:span><text:span text:style-name="T25">// ...</text:span></text:p>
      <text:p text:style-name="P78">}</text:p>
      <text:p text:style-name="P81"/>
      <text:p text:style-name="P23">Ha <text:span text:style-name="T63">törölni is akarok elemeket</text:span></text:p>
      <text:p text:style-name="P60"><text:span text:style-name="T1">Iterator&lt;Entry&lt;String, Object&gt;&gt; it = </text:span><text:span text:style-name="T6">map</text:span><text:span text:style-name="T1">.entrySet().iterator();</text:span></text:p>
      <text:p text:style-name="P56"><text:span text:style-name="T31">while</text:span><text:span text:style-name="T1"> (it.hasNext()) {</text:span></text:p>
      <text:p text:style-name="P56"><text:span text:style-name="T5"><text:tab/></text:span><text:span text:style-name="T6">Map.Entry</text:span><text:span text:style-name="T1"> pair = (</text:span><text:span text:style-name="T6">Map.Entry</text:span><text:span text:style-name="T1">)it.next();</text:span></text:p>
      <text:p text:style-name="P56"><text:span text:style-name="T1"><text:tab/>System.</text:span><text:span text:style-name="T40">out</text:span><text:span text:style-name="T1">.println(pair.getKey() + </text:span><text:span text:style-name="T47">" = "</text:span><text:span text:style-name="T1"> + pair.getValue());</text:span></text:p>
      <text:p text:style-name="P56"><text:span text:style-name="T1"><text:tab/>it.remove(); </text:span><text:span text:style-name="T25">// avoids a ConcurrentModificationException</text:span></text:p>
      <text:p text:style-name="P76">}</text:p>
      <text:p text:style-name="P81"/>
      <text:p text:style-name="P15">Jar fájl indítása dupla kattintással Windows alatt</text:p>
      <text:p text:style-name="P21"/>
      <text:p text:style-name="P27">Regedit</text:p>
      <text:p text:style-name="P92">HKEY_CLASSES_ROOT/Jarfile/Shell/open/command</text:p>
      <text:p text:style-name="P85">“<text:span text:style-name="T64">C:'\Progra Files\Java\jdk1.7.0_21\bin\javaw.exe” -jar “%1” %*</text:span>.</text:p>
      <text:p text:style-name="P95"/>
      <text:p text:style-name="P81"/>
      <text:p text:style-name="P16">Dinamikus Compillation</text:p>
      <text:p text:style-name="P26"/>
      <text:p text:style-name="P77">A task.call() csak akkor kezd el compillalni, ha nem l;tezik a class file</text:p>
      <text:p text:style-name="P77">Eclipse esetén viszont mindenképpen megtörténik a compillation</text:p>
      <text:p text:style-name="P81"/>
      <text:p text:style-name="P100">XML file beolvasása <text:span text:style-name="T65">és pharsolása</text:span></text:p>
      <text:p text:style-name="P102"/>
      <text:p text:style-name="P98"><text:span text:style-name="T23">File </text:span><text:span text:style-name="T74">xmlFile</text:span><text:span text:style-name="T23"> = </text:span><text:span text:style-name="T33">new</text:span><text:span text:style-name="T23"> File(</text:span><text:span text:style-name="T72">expectedXMLSetName</text:span><text:span text:style-name="T23">);</text:span></text:p>
      <text:p text:style-name="P98"><text:span text:style-name="T1">DocumentBuilderFactory </text:span><text:span text:style-name="T70">dbFactory</text:span><text:span text:style-name="T1"> = DocumentBuilderFactory.</text:span><text:span text:style-name="T2">newInstance</text:span><text:span text:style-name="T1">();</text:span></text:p>
      <text:p text:style-name="P98"><text:span text:style-name="T1">DocumentBuilder </text:span><text:span text:style-name="T70">dBuilder</text:span><text:span text:style-name="T1"> = </text:span><text:span text:style-name="T70">dbFactory</text:span><text:span text:style-name="T1">.newDocumentBuilder();</text:span></text:p>
      <text:p text:style-name="P98"><text:span text:style-name="T1">Document </text:span><text:span text:style-name="T70">doc</text:span><text:span text:style-name="T1"> = </text:span><text:span text:style-name="T70">dBuilder</text:span><text:span text:style-name="T1">.parse(</text:span><text:span text:style-name="T70">xmlFile</text:span><text:span text:style-name="T1">);</text:span></text:p>
      <text:p text:style-name="P98"><text:span text:style-name="T70">doc</text:span><text:span text:style-name="T1">.getDocumentElement().normalize();</text:span></text:p>
      <text:p text:style-name="P98"><text:span text:style-name="T1">NodeList </text:span><text:span text:style-name="T70">dataSetList</text:span><text:span text:style-name="T1"> = </text:span><text:span text:style-name="T70">doc</text:span><text:span text:style-name="T1">.getElementsByTagName(</text:span><text:span text:style-name="T47">"dataSet"</text:span><text:span text:style-name="T1">);</text:span></text:p>
      <text:p text:style-name="P98"><text:span text:style-name="T1"/></text:p>
      <text:p text:style-name="P98"><text:span text:style-name="T25">//Through the &lt;dataSet&gt;s. Generally only ONE</text:span></text:p>
      <text:p text:style-name="P98"><text:span text:style-name="T31">for</text:span><text:span text:style-name="T1"> (</text:span><text:span text:style-name="T31">int</text:span><text:span text:style-name="T1"> </text:span><text:span text:style-name="T70">i</text:span><text:span text:style-name="T1"> = 0; </text:span><text:span text:style-name="T70">i</text:span><text:span text:style-name="T1"> &lt; </text:span><text:span text:style-name="T70">dataSetList</text:span><text:span text:style-name="T1">.getLength(); </text:span><text:span text:style-name="T70">i</text:span><text:span text:style-name="T1">++) {</text:span></text:p>
      <text:p text:style-name="P98"><text:span text:style-name="T1"><text:tab/>Node </text:span><text:span text:style-name="T70">dataSetNode</text:span><text:span text:style-name="T1"> = </text:span><text:span text:style-name="T70">dataSetList</text:span><text:span text:style-name="T1">.item(</text:span><text:span text:style-name="T70">i</text:span><text:span text:style-name="T1">);</text:span></text:p>
      <text:p text:style-name="P98"><text:span text:style-name="T1"><text:tab/>NodeList </text:span><text:span text:style-name="T70">tableNodeList</text:span><text:span text:style-name="T1"> = </text:span><text:span text:style-name="T70">dataSetNode</text:span><text:span text:style-name="T1">.getChildNodes();</text:span></text:p>
      <text:p text:style-name="P98"><text:span text:style-name="T1"/></text:p>
      <text:p text:style-name="P98"><text:span text:style-name="T1"><text:tab/></text:span><text:span text:style-name="T25">//Through the Tables</text:span></text:p>
      <text:p text:style-name="P98"><text:span text:style-name="T1"><text:tab/></text:span><text:span text:style-name="T31">for</text:span><text:span text:style-name="T1">( </text:span><text:span text:style-name="T31">int</text:span><text:span text:style-name="T1"> </text:span><text:span text:style-name="T70">j</text:span><text:span text:style-name="T1"> = 0; </text:span><text:span text:style-name="T70">j</text:span><text:span text:style-name="T1"> &lt; </text:span><text:span text:style-name="T70">tableNodeList</text:span><text:span text:style-name="T1">.getLength(); </text:span><text:span text:style-name="T70">j</text:span><text:span text:style-name="T1">++){</text:span></text:p>
      <text:p text:style-name="P98"><text:soft-page-break/><text:span text:style-name="T1"><text:tab/><text:tab/>Node </text:span><text:span text:style-name="T70">tableNode</text:span><text:span text:style-name="T1"> = </text:span><text:span text:style-name="T70">tableNodeList</text:span><text:span text:style-name="T1">.item( </text:span><text:span text:style-name="T70">j</text:span><text:span text:style-name="T1"> );</text:span></text:p>
      <text:p text:style-name="P98"><text:span text:style-name="T1"><text:tab/><text:tab/></text:span><text:span text:style-name="T31">if</text:span><text:span text:style-name="T1"> (</text:span><text:span text:style-name="T70">tableNode</text:span><text:span text:style-name="T1">.getNodeType() == Node.</text:span><text:span text:style-name="T41">ELEMENT_NODE</text:span><text:span text:style-name="T1">) {</text:span></text:p>
      <text:p text:style-name="P98"><text:span text:style-name="T1"><text:tab/><text:tab/><text:tab/>Element </text:span><text:span text:style-name="T70">tableElement</text:span><text:span text:style-name="T1"> = (Element) </text:span><text:span text:style-name="T70">tableNode</text:span><text:span text:style-name="T1">;</text:span></text:p>
      <text:p text:style-name="P94"/>
      <text:p text:style-name="P97"/>
      <text:p text:style-name="P101">Szöveges fájl tejles beolvasása</text:p>
      <text:p text:style-name="P103"/>
      <text:p text:style-name="P99"><text:span text:style-name="T23"/></text:p>
      <text:p text:style-name="P99"><text:span text:style-name="T23">String </text:span><text:span text:style-name="T75">r</text:span><text:span text:style-name="T70">esult</text:span><text:span text:style-name="T1"> = </text:span><text:span text:style-name="T31">new</text:span><text:span text:style-name="T1"> String( Files.</text:span><text:span text:style-name="T2">readAllBytes</text:span><text:span text:style-name="T1">( Paths.</text:span><text:span text:style-name="T2">get</text:span><text:span text:style-name="T1">(</text:span><text:span text:style-name="T71"> </text:span><text:span text:style-name="T73">f</text:span><text:span text:style-name="T71">ileName </text:span><text:span text:style-name="T1">) ) );</text:span></text:p>
      <text:p text:style-name="P99"><text:span text:style-name="T1"/></text:p>
      <text:p text:style-name="P79"/>
      <text:p text:style-name="P79"/>
      <text:p text:style-name="P79"/>
      <text:p text:style-name="P79"/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472in" fo:margin-bottom="0.3728in" fo:margin-left="0.5575in" fo:margin-right="0.536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14T19:23:15</meta:creation-date>
    <meta:generator>LibreOffice/4.4.2.2$Linux_x86 LibreOffice_project/40m0$Build-2</meta:generator>
    <dc:date>2015-10-04T11:02:55.515194404</dc:date>
    <meta:editing-duration>PT9H10M38S</meta:editing-duration>
    <meta:editing-cycles>72</meta:editing-cycles>
    <meta:document-statistic meta:table-count="0" meta:image-count="0" meta:object-count="0" meta:page-count="6" meta:paragraph-count="302" meta:word-count="1025" meta:character-count="9118" meta:non-whitespace-character-count="7888"/>
  </office:meta>
</office:document-meta>
</file>